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fo:background-color="#C4D79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4D79B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top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13.17625cm"/>
    </style:style>
    <style:style style:name="co4" style:family="table-column">
      <style:table-column-properties fo:break-before="auto" style:column-width="6.720416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8.46666666666667cm"/>
    </style:style>
    <style:style style:name="co8" style:family="table-column">
      <style:table-column-properties fo:break-before="auto" style:column-width="10.16cm"/>
    </style:style>
    <style:style style:name="co9" style:family="table-column">
      <style:table-column-properties fo:break-before="auto" style:column-width="5.42395833333333cm"/>
    </style:style>
    <style:style style:name="co10" style:family="table-column">
      <style:table-column-properties fo:break-before="auto" style:column-width="7.11729166666667cm"/>
    </style:style>
    <style:style style:name="co11" style:family="table-column">
      <style:table-column-properties fo:break-before="auto" style:column-width="8.04333333333333cm"/>
    </style:style>
    <style:style style:name="co12" style:family="table-column">
      <style:table-column-properties fo:break-before="auto" style:column-width="15.3722916666667cm"/>
    </style:style>
    <style:style style:name="co13" style:family="table-column">
      <style:table-column-properties fo:break-before="auto" style:column-width="3.46604166666667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1.64041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3.5pt" style:use-optimal-row-height="false" fo:break-before="auto"/>
    </style:style>
    <style:style style:name="ro4" style:family="table-row">
      <style:table-row-properties style:row-height="68.2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56.25pt" style:use-optimal-row-height="false" fo:break-before="auto"/>
    </style:style>
    <style:style style:name="ro8" style:family="table-row">
      <style:table-row-properties style:row-height="54.75pt" style:use-optimal-row-height="false" fo:break-before="auto"/>
    </style:style>
    <style:style style:name="ro9" style:family="table-row">
      <style:table-row-properties style:row-height="54pt" style:use-optimal-row-height="false" fo:break-before="auto"/>
    </style:style>
    <style:style style:name="ro10" style:family="table-row">
      <style:table-row-properties style:row-height="63pt" style:use-optimal-row-height="false" fo:break-before="auto"/>
    </style:style>
    <style:style style:name="ro11" style:family="table-row">
      <style:table-row-properties style:row-height="75pt" style:use-optimal-row-height="true" fo:break-before="auto"/>
    </style:style>
    <style:style style:name="ro12" style:family="table-row">
      <style:table-row-properties style:row-height="130.5pt" style:use-optimal-row-height="false" fo:break-before="auto"/>
    </style:style>
    <style:style style:name="ro13" style:family="table-row">
      <style:table-row-properties style:row-height="150pt" style:use-optimal-row-height="false" fo:break-before="auto"/>
    </style:style>
    <style:style style:name="ro14" style:family="table-row">
      <style:table-row-properties style:row-height="186pt" style:use-optimal-row-height="false" fo:break-before="auto"/>
    </style:style>
    <style:style style:name="ro15" style:family="table-row">
      <style:table-row-properties style:row-height="228pt" style:use-optimal-row-height="false" fo:break-before="auto"/>
    </style:style>
    <style:style style:name="ro16" style:family="table-row">
      <style:table-row-properties style:row-height="190.5pt" style:use-optimal-row-height="false" fo:break-before="auto"/>
    </style:style>
    <style:style style:name="ro17" style:family="table-row">
      <style:table-row-properties style:row-height="256.5pt" style:use-optimal-row-height="false" fo:break-before="auto"/>
    </style:style>
    <style:style style:name="ro18" style:family="table-row">
      <style:table-row-properties style:row-height="235.5pt" style:use-optimal-row-height="false" fo:break-before="auto"/>
    </style:style>
    <style:style style:name="ro19" style:family="table-row">
      <style:table-row-properties style:row-height="165pt" style:use-optimal-row-height="false" fo:break-before="auto"/>
    </style:style>
    <style:style style:name="ro20" style:family="table-row">
      <style:table-row-properties style:row-height="70.5pt" style:use-optimal-row-height="false" fo:break-before="auto"/>
    </style:style>
    <style:style style:name="ro21" style:family="table-row">
      <style:table-row-properties style:row-height="69pt" style:use-optimal-row-height="false" fo:break-before="auto"/>
    </style:style>
    <style:style style:name="ro22" style:family="table-row">
      <style:table-row-properties style:row-height="76.5pt" style:use-optimal-row-height="false" fo:break-before="auto"/>
    </style:style>
    <style:style style:name="ro23" style:family="table-row">
      <style:table-row-properties style:row-height="132.75pt" style:use-optimal-row-height="false" fo:break-before="auto"/>
    </style:style>
    <style:style style:name="ro2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RAL" table:style-name="ta1">
        <table:table-column table:style-name="co1" table:default-cell-style-name="ce10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1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office:value-type="string" table:number-columns-spanned="1" table:number-rows-spanned="2" table:style-name="ce41">
            <text:p>PAÍSES</text:p>
          </table:table-cell>
          <table:table-cell office:value-type="string" table:number-columns-spanned="1" table:number-rows-spanned="2" table:style-name="ce41">
            <text:p>INSTRUMENTO NORMATIVO</text:p>
          </table:table-cell>
          <table:table-cell office:value-type="string" table:number-columns-spanned="1" table:number-rows-spanned="2" table:style-name="ce41">
            <text:p>NORMA<text:s/></text:p>
          </table:table-cell>
          <table:table-cell office:value-type="string" table:number-columns-spanned="1" table:number-rows-spanned="2" table:style-name="ce41">
            <text:p>NORMA DE COMPORTAMENTO</text:p>
          </table:table-cell>
          <table:table-cell office:value-type="string" table:number-columns-spanned="5" table:number-rows-spanned="1" table:style-name="ce41">
            <text:p>NORMAS DE SANÇÃO</text:p>
          </table:table-cell>
          <table:covered-table-cell table:number-columns-repeated="4"/>
          <table:table-cell office:value-type="string" table:number-columns-spanned="1" table:number-rows-spanned="2" table:style-name="ce41">
            <text:p>NORMAS DE PROCESSO</text:p>
          </table:table-cell>
          <table:table-cell office:value-type="string" table:number-columns-spanned="1" table:number-rows-spanned="2" table:style-name="ce41">
            <text:p>POLÍTICAS PÚBLICAS</text:p>
          </table:table-cell>
          <table:table-cell office:value-type="string" table:number-columns-spanned="1" table:number-rows-spanned="2" table:style-name="ce41">
            <text:p>PRINCÍPIOS</text:p>
          </table:table-cell>
          <table:table-cell office:value-type="string" table:number-columns-spanned="1" table:number-rows-spanned="2" table:style-name="ce41">
            <text:p>FONTE</text:p>
          </table:table-cell>
          <table:table-cell table:number-columns-repeated="16371" table:style-name="ce1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3">
            <text:p>QUANTIDADE</text:p>
          </table:table-cell>
          <table:table-cell office:value-type="string" table:style-name="ce13">
            <text:p>QUALIDADE</text:p>
          </table:table-cell>
          <table:table-cell office:value-type="string" table:style-name="ce13">
            <text:p>FORMA</text:p>
          </table:table-cell>
          <table:table-cell office:value-type="string" table:style-name="ce13">
            <text:p>POSSÍVEL MODIFICAÇÃO DA PENA</text:p>
          </table:table-cell>
          <table:table-cell office:value-type="string" table:style-name="ce23">
            <text:p>POSSIBILIDADE DE NÃO HAVER CONDENAÇÃO</text:p>
          </table:table-cell>
          <table:covered-table-cell/>
          <table:covered-table-cell/>
          <table:covered-table-cell/>
          <table:covered-table-cell/>
          <table:table-cell table:number-columns-repeated="16371" table:style-name="ce11"/>
        </table:table-row>
        <table:table-row table:style-name="ro3">
          <table:table-cell office:value-type="string" table:number-columns-spanned="1" table:number-rows-spanned="2" table:style-name="ce36">
            <text:p>ARGENTINA</text:p>
          </table:table-cell>
          <table:table-cell office:value-type="string" table:style-name="ce3">
            <text:p>Ley Nº.26.791<text:s/></text:p>
          </table:table-cell>
          <table:table-cell office:value-type="string" table:number-columns-spanned="1" table:number-rows-spanned="2" table:style-name="ce48">
            <text:p>ARTICULO 79. - Se aplicará reclusión o prisión de ocho a veinticinco años, al que matare a otro siempre que en este código no se estableciere otra pena.</text:p>
            <text:p>ARTICULO 80. - Se impondrá reclusión perpetua o prisión perpetua, pudiendo aplicarse lo dispuesto en el artículo 52, al que matare:</text:p>
            <text:p>1º A su ascendiente, descendiente, cónyuge, ex cónyuge, o a la persona con quien mantiene o ha mantenido una relación de pareja, mediare o no convivencia. (inciso sustituido por art. 1° de la Ley N° 26.791 B.O. 14/12/2012)</text:p>
            <text:p>2º Con ensañamiento, alevosía, veneno u otro procedimiento insidioso.</text:p>
            <text:p>3º Por precio o promesa remuneratoria.</text:p>
            <text:p>4º Por placer, codicia, odio racial, religioso, de género o a la orientación sexual, identidad de género o su expresión. (inciso sustituido por art. 1° de la Ley N° 26.791 B.O. 14/12/2012)</text:p>
            <text:p>5º Por un medio idóneo para crear un peligro común.</text:p>
            <text:p>6º Con el concurso premeditado de dos o más personas.</text:p>
            <text:p>7º Para preparar, facilitar, consumar u ocultar otro delito o para asegurar sus resultados o procurar la impunidad para sí o para otro o por no haber logrado el fin propuesto al intentar otro delito.</text:p>
            <text:p>8° A un miembro de las fuerzas de seguridad pública, policiales o penitenciarias, por su función, cargo o condición. (Inciso incorporado por art. 1° de la Ley N° 25.601 B.O.11/6/2002)</text:p>
            <text:p>9° Abusando de su función o cargo, cuando fuere miembro integrante de las fuerzas de seguridad, policiales o del servicio penitenciario. (Inciso incorporado por art. 1° de la Ley N° 25.816 B.O.9/12/2003)</text:p>
            <text:p>10 A su superior militar frente a enemigo o tropa formada con armas. (Inciso incorporado por art. 2° del Anexo I de la Ley N° 26.394 B.O. 29/8/2008. Vigencia: comenzará a regir a los SEIS (6) meses de su promulgación. Durante dicho período se llevará a cabo en las áreas pertinentes un programa de divulgación y capacitación sobre su contenido y aplicación)</text:p>
            <text:p>11 A una mujer cuando el hecho sea perpetrado por un hombre y mediare violencia de género. (inciso incorporado por art. 2° de la Ley N° 26.791 B.O. 14/12/2012)</text:p>
            <text:p>12 Con el propósito de causar sufrimiento a una persona con la que se mantiene o ha mantenido una relación en los términos del inciso 1°. (inciso incorporado por art. 2° de la Ley N° 26.791 B.O. 14/12/2012)</text:p>
            <text:p>Cuando en el caso del inciso 1° de este artículo, mediaren circunstancias extraordinarias de atenuación, el juez podrá aplicar prisión o reclusión de ocho (8) a veinticinco (25) años. Esto no será aplicable a quien anteriormente hubiera realizado actos de violencia contra la mujer víctima. (Párrafo sustituido por art. 3° de la Ley N° 26.791 B.O. 14/12/2012)</text:p>
            <text:p>ARTICULO 81. - 1º Se impondrá reclusión de tres a seis años, o prisión de uno a tres años:</text:p>
            <text:p>a) Al que matare a otro, encontrándose en un estado de emoción violenta y que las circunstancias hicieren excusable.</text:p>
            <text:p>b) Al que, con el propósito de causar un daño en el cuerpo o en la salud, produjere la muerte de alguna persona, cuando el medio empleado no debía razonablemente ocasionar la muerte.</text:p>
            <text:p>2º (Inciso derogado por art. 1° de la Ley N° 24.410 B.O. 2/1/1995)</text:p>
            <text:p>ARTICULO 82. - Cuando en el caso del inciso 1º del artículo 80 concurriese alguna de las circunstancias del inciso 1º del artículo anterior, la pena será de reclusión o prisión de diez a veinticinco años.</text:p>
            <text:p>ARTICULO 83. - Será reprimido con prisión de uno a cuatro años, el que instigare a otro al suicidio o le ayudare a cometerlo, si el suicidio se hubiese tentado o consumado.</text:p>
            <text:p>ARTICULO 84. - Será reprimido con prisión de seis meses a cinco años e inhabilitación especial, en su caso, por cinco a diez años el que por imprudencia, negligencia, impericia en su arte o profesión o inobservancia de los reglamentos o de los deberes a su cargo, causare a otro la muerte.</text:p>
            <text:p>El mínimo de la pena se elevará a dos años si fueren más de una las víctimas fatales, o si el hecho hubiese sido ocasionado por la conducción imprudente, negligente, inexperta, o antirreglamentaria de un vehículo automotor.</text:p>
          </table:table-cell>
          <table:table-cell office:value-type="string" table:number-columns-spanned="1" table:number-rows-spanned="2" table:style-name="ce49">
            <text:p>Al que matare:</text:p>
            <text:p>1º A su ascendiente, descendiente, cónyuge, ex cónyuge, o a la persona con quien mantiene o ha mantenido una relación de pareja, mediare o no convivencia. (inciso sustituido por art. 1° de la Ley N° 26.791 B.O. 14/12/2012)</text:p>
            <text:p>4º Por placer, codicia, odio racial, religioso, de género o a la orientación sexual, identidad de género o su expresión. (inciso sustituido por art. 1° de la Ley N° 26.791 B.O. 14/12/2012)</text:p>
            <text:p>11. A una mujer cuando el hecho sea perpetrado por un hombre y mediare violencia de género. (inciso incorporado por art. 2° de la Ley N° 26.791 B.O. 14/12/2012)</text:p>
          </table:table-cell>
          <table:table-cell office:value-type="string" table:number-columns-spanned="1" table:number-rows-spanned="2" table:style-name="ce38">
            <text:p>Perpetua</text:p>
          </table:table-cell>
          <table:table-cell office:value-type="string" table:number-columns-spanned="1" table:number-rows-spanned="2" table:style-name="ce38">
            <text:p>reclusión perpetua o prisión perpetua, pudiendo aplicarse lo dispuesto en el artículo 52. <text:s/>  <text:s text:c="29"/>  <text:s text:c="29"/>  <text:s text:c="51"/>ARTICULO 52.- Se impondrá reclusión por tiempo indeterminado como accesoria de la última condena, cuando la reincidencia fuere múltiple en forma tal que mediaren las siguientes penas anteriores:</text:p>
            <text:p>1. Cuatro penas privativas de libertad, siendo una de ellas mayor de tres años;</text:p>
            <text:p>2. Cinco penas privativas de libertad, de tres años o menores.</text:p>
            <text:p/>
          </table:table-cell>
          <table:table-cell office:value-type="string" table:number-columns-spanned="1" table:number-rows-spanned="2" table:style-name="ce36">
            <text:p>Regime Fechado<text:s/></text:p>
          </table:table-cell>
          <table:table-cell office:value-type="string" table:number-columns-spanned="1" table:number-rows-spanned="2" table:style-name="ce42">
            <text:p>Cuando en el caso del inciso 1° de este artículo, mediaren circunstancias extraordinarias de atenuación, el juez podrá aplicar prisión o reclusión de ocho (8) a veinticinco (25) años. Esto no será aplicable a quien anteriormente hubiera realizado actos de violencia contra la mujer víctima.  <text:s text:c="29"/>  <text:s text:c="29"/>  <text:s text:c="29"/>  <text:s text:c="29"/>  <text:s text:c="29"/>  <text:s text:c="34"/>ARTICULO 81. - 1º Se impondrá reclusión de tres a seis años, o prisión de uno a tres años:</text:p>
            <text:p/>
            <text:p>a) Al que matare a otro, encontrándose en un estado de emoción violenta y que las circunstancias hicieren excusable.</text:p>
            <text:p/>
            <text:p>b) Al que, con el propósito de causar un daño en el cuerpo o en la salud, produjere la muerte de alguna persona, cuando el medio empleado no debía razonablemente ocasionar la muerte.</text:p>
            <text:p/>
            <text:p>2º (Inciso derogado por art. 1° de la Ley N° 24.410 B.O. 2/1/1995)</text:p>
            <text:p/>
            <text:p>ARTICULO 82. - Cuando en el caso del inciso 1º del artículo 80 concurriese alguna de las circunstancias del inciso 1º del artículo anterior, la pena será de reclusión o prisión de diez a veinticinco años.<text:s text:c="37"/>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8">
            <text:p>ART.52 - Los tribunales podrán, por una única vez, dejar en suspenso la aplicación de esta medida accesoria, fundando expresamente su decisión en la forma prevista en el artículo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string" table:style-name="ce4">
            <text:p>Retirado de site oficial do Estado Argentino: Información Legislativa y Documental: InfoLeg: http://www.infoleg.gov.ar/infolegInternet/anexos/205000-209999/206018/norma.htm</text:p>
          </table:table-cell>
          <table:table-cell table:number-columns-repeated="16371" table:style-name="ce2"/>
        </table:table-row>
        <table:table-row table:style-name="ro4">
          <table:covered-table-cell/>
          <table:table-cell office:value-type="string" table:style-name="ce25">
            <text:p>Ley Nº.11.179 - Código Penal de la Nacion Argent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etirado de site oficial do Estado Argentino: <text:s/>Información Legislativa y Documental: InfoLeg: http://www.infoleg.gov.ar/infolegInternet/anexos/15000-19999/16546/texact.htm#15</text:p>
          </table:table-cell>
          <table:table-cell table:number-columns-repeated="16371" table:style-name="ce2"/>
        </table:table-row>
        <table:table-row table:style-name="ro5">
          <table:table-cell office:value-type="string" table:number-columns-spanned="1" table:number-rows-spanned="2" table:style-name="ce36">
            <text:p>BOLIVIA</text:p>
          </table:table-cell>
          <table:table-cell office:value-type="string" table:style-name="ce5">
            <text:p>Ley Nº.348 - Ley Integral para Garantizar a las Mujeres una Vida Libre de Violencia<text:s/></text:p>
          </table:table-cell>
          <table:table-cell office:value-type="string" table:number-columns-spanned="1" table:number-rows-spanned="2" table:style-name="ce48">
            <text:p>ARTICULO 251°.- (HOMICIDIO SIMPLE).</text:p>
            <text:p/>
            <text:p>El que mata a otro, será sancionado con privación de libertad de uno a diez años.</text:p>
            <text:p/>
            <text:p>ARTICULO 252°.- (ASESINATO).</text:p>
            <text:p/>
            <text:p>Será sancionado con la pena de muerte, el que matare:<text:s/></text:p>
            <text:p/>
            <text:p>1. A sus descendientes o cónyuge o conviviente, sabiendo que lo son.</text:p>
            <text:p/>
            <text:p>2. Con premeditación o siendo fútiles o bajos los móviles.</text:p>
            <text:p/>
            <text:p>3. Con alevosía o ensañamiento.</text:p>
            <text:p/>
            <text:p>4. En virtud de precio, dones o promesas.</text:p>
            <text:p/>
            <text:p>5. Por medio de substancias venenosas u otras semejantes.</text:p>
            <text:p/>
            <text:p>6. Para facilitar, consumar u ocultar otro delito, o para asegurar sus resultados.</text:p>
            <text:p/>
            <text:p>7. Para vencer la resistencia de la víctima o evitar que el delincuente sea detenido. <text:s text:c="218"/>ARTICULO 252 bis. (FEMINICIDIO).</text:p>
            <text:p/>
            <text:p>Se sancionará con la pena de presidio de treinta (30) años sin derecho a indulto, a quien mate a una mujer, en cualquiera de las siguientes circunstancias:</text:p>
            <text:p/>
            <text:p>1. El autor sea o haya sido cónyuge o conviviente de la víctima, esté o haya estado ligada a esta por una análoga relación de afectividad o intimidad, aun sin convivencia;</text:p>
            <text:p/>
            <text:p>2. Por haberse negado la victima a establecer con el autor, una relación de pareja, enamoramiento, afectividad o intimidad;<text:s/></text:p>
            <text:p/>
            <text:p>3. Por estar la víctima en situación de embarazo;</text:p>
            <text:p/>
            <text:p>4. La víctima que se encuentre en una situación o relación de subordinación o dependencia respecto del autor, o tenga con éste una relación de amistad, laboral o de compañerismo;</text:p>
            <text:p/>
            <text:p>5. La víctima se encuentre en una situación de vulnerabilidad;</text:p>
            <text:p/>
            <text:p>6. Cuando con anterioridad al hecho de la muerte, la mujer haya sido víctima de violencia física, psicológica, sexual o económica, cometida por el mismo agresor;</text:p>
            <text:p/>
            <text:p>7. Cuando el hecho haya sido precedido por un delito contra la libertad individual o la libertad sexual;<text:s/></text:p>
            <text:p/>
            <text:p>8. Cuando la muerte sea conexa al delito de trata o tráfico de personas;</text:p>
            <text:p/>
            <text:p>9. Cuando la muerte sea resultado de ritos, desafíos grupales o prácticas culturales. <text:s text:c="81"/>ARTICULO 253°.- (PARRICIDIO).</text:p>
            <text:p/>
            <text:p>El que matare a su padre o madre, o a su abuelo u otro ascendiente en línea recta sabiendo quien es, será sancionado con la pena de muerte.</text:p>
            <text:p/>
            <text:p>ARTICULO 254°.- (HOMICIDIO POR EMOCION VIOLENTA).</text:p>
            <text:p/>
            <text:p>El que matare a otro en estado de emoción violenta excusable o impulsado por móviles honorables, será sancionado con reclusión de uno a seis años.<text:s/></text:p>
            <text:p/>
            <text:p>La sanción será de dos a ocho años para el que matare a su ascendiente, descendiente, cónyuge o conviviente, en dicho estado.</text:p>
            <text:p/>
            <text:p/>
            <text:p/>
            <text:p/>
            <text:p/>
            <text:p/>
            <text:p/>
            <text:p/>
            <text:p/>
          </table:table-cell>
          <table:table-cell office:value-type="string" table:number-columns-spanned="1" table:number-rows-spanned="2" table:style-name="ce42">
            <text:p>A quien mate a una mujer, en cualquiera de las siguientes circunstancias:</text:p>
            <text:p>1. El autor sea o haya sido cónyuge o conviviente de la víctima, esté o haya estado ligada a esta por una análoga relación de afectividad o intimidad, aun sin convivencia;</text:p>
            <text:p>2. Por haberse negado la victima a establecer con el autor, una relación de pareja, enamoramiento, afectividad o intimidad;<text:s/></text:p>
            <text:p>3. Por estar la víctima en situación de embarazo;</text:p>
            <text:p>4. La víctima que se encuentre en una situación o relación de subordinación o dependencia respecto del autor, o tenga con éste una relación de amistad, laboral o de compañerismo;</text:p>
            <text:p>5. La víctima se encuentre en una situación de vulnerabilidad;</text:p>
            <text:p>6. Cuando con anterioridad al hecho de la muerte, la mujer haya sido víctima de violencia física, psicológica, sexual o económica, cometida por el mismo agresor;</text:p>
            <text:p>7. Cuando el hecho haya sido precedido por un delito contra la libertad individual o la libertad sexual;<text:s/></text:p>
            <text:p>8. Cuando la muerte sea conexa al delito de trata o tráfico de personas;</text:p>
            <text:p>9. Cuando la muerte sea resultado de ritos, desafíos grupales o prácticas culturales.</text:p>
          </table:table-cell>
          <table:table-cell office:value-type="string" table:number-columns-spanned="1" table:number-rows-spanned="2" table:style-name="ce44">
            <text:p>treinta (30) anõs</text:p>
          </table:table-cell>
          <table:table-cell office:value-type="string" table:number-columns-spanned="1" table:number-rows-spanned="2" table:style-name="ce36">
            <text:p>presidio</text:p>
          </table:table-cell>
          <table:table-cell office:value-type="string" table:number-columns-spanned="1" table:number-rows-spanned="2" table:style-name="ce38">
            <text:p>Regime Fechado,<text:s/></text:p>
          </table:table-cell>
          <table:table-cell office:value-type="string" table:number-columns-spanned="1" table:number-rows-spanned="2" table:style-name="ce37">
            <text:p>  <text:s text:c="7"/>"sin derecho a indulto  <text:s text:c="4"/> <text:s text:c="30"/></text:p>
            <text:p/>
            <text:p>ARTÍCULO 76. (APLICACIÓN DE SANCIONES ALTERNATIVAS).</text:p>
            <text:p>I. En delitos de violencia hacia las mujeres, siempre que el autor no sea reincidente, se podrán aplicar sanciones alternativas a la privación de libertad.<text:s/></text:p>
            <text:p><text:s/></text:p>
            <text:p>ARTÍCULO 77. (MULTA).</text:p>
            <text:p>imposición de una multa como sanción alternativa o accesoria no sustituye la reparación a la mujer por el daño causado como efecto de la violência</text:p>
            <text:p/>
            <text:p>ARTÍCULO 78. (DETENCIÓN DE FIN DE SEMANA).</text:p>
            <text:p/>
            <text:p>ARTÍCULO 79. (TRABAJOS COMUNITARIOS).</text:p>
            <text:p/>
            <text:p>ARTÍCULO 80. (MEDIDAS DE SEGURIDAD).</text:p>
            <text:p/>
            <text:p>ARTÍCULO 81. (INHABILITACIÓN).</text:p>
            <text:p>Podrá aplicarse la sanción inhabilitación cuando quien fuera sancionado por delitos de violencia hacia las mujeres ejerza una profesión u ocupación relacionada con la educación, cuidado y atención de personas, independientemente de su edad o situación, atención médica, psicológica, consejería o asesoramiento, cargo administrativo en universidades o unidades educativas, instituciones deportivas, militares, policiales; suspensión temporal de autoridad paterna por el tiempo que dure la sanción, la clausura de locales y la pérdida de licencias. Tiene un límite temporal de doce años y no pueden imponerse todas las restricciones de esos derechos en una sola sentencia. Transcurrida la mitad del plazo impuesto, o un mínimo de cinco años, puede darse la rehabilitación.</text:p>
            <text:p/>
            <text:p>ARTÍCULO 82. (CUMPLIMIENTO DE INSTRUCCIONES).</text:p>
            <text:p/>
            <text:p><text:s text:c="2"/>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7">
            <text:p>  <text:s text:c="7"/>"sin derecho a indulto<text:s/></text:p>
            <text:p><text:s text:c="2"/>  <text:s text:c="29"/>  <text:s text:c="64"/> ARTÍCULO 61. (MINISTERIO PÚBLICO).acción penal pública<text:s text:c="2"/></text:p>
            <text:p><text:s text:c="2"/></text:p>
            <text:p><text:s text:c="5"/>ARTÍCULO 42. (DENUNCIA).</text:p>
            <text:p/>
            <text:p>ARTÍCULO 43. (OBLIGACIONES).</text:p>
            <text:p/>
            <text:p>ARTÍCULO<text:s/></text:p>
            <text:p>44. (PERSONAL INTERDISCIPLINARIO ESPECIALIZADO).</text:p>
            <text:p/>
            <text:p><text:s/>ARTÍCULO 45. (GARANTÍAS).</text:p>
            <text:p/>
            <text:p><text:s/>ART. 46. La conciliación está prohibida en cualquier hecho de violencia contra las mujeres<text:s text:c="3"/></text:p>
            <text:p/>
            <text:p>ARTÍCULO 47. (APLICACIÓN PREFERENTE DE DERECHO).</text:p>
            <text:p/>
            <text:p>ARTÍCULO 48. (SERVICIOS INTEGRADOS DE JUSTICIA PLURINACIONAL).<text:s/></text:p>
            <text:p/>
            <text:p>ARTÍCULO 49. (SERVICIO PLURINACIONAL DE DEFENSA A LA VÍCTIMAS).</text:p>
            <text:p/>
            <text:p>ARTÍCULO 50. (SERVICIOS LEGALES INTEGRALES MUNICIPALES).</text:p>
            <text:p/>
            <text:p><text:s/>ARTÍCULO 51. (CAPACITACIÓN).</text:p>
            <text:p/>
            <text:p>ARTÍCULO 52. (AUTORIDADES INDÍGENA ORIGINARIO CAMPESINAS).<text:s/></text:p>
            <text:p/>
            <text:p>ARTÍCULO 53. (FUERZA ESPECIAL DE LUCHA CONTRA LA VIOLENCIA).<text:s/></text:p>
            <text:p/>
            <text:p>ARTÍCULO 54. (PLATAFORMA DE ATENCIÓN Y RECEPCIÓN DE DENUNCIAS).</text:p>
            <text:p/>
            <text:p>ARTÍCULO 55. (UNIDADES MÓVILES CONTRA LA VIOLENCIA).</text:p>
            <text:p/>
            <text:p>ARTÍCULO 56. (SERVICIOS DESCONCENTRADOS).</text:p>
            <text:p/>
            <text:p><text:s/>ARTÍCULO 57. (DIVISIÓN DE DELITOS DE VIOLENCIA).</text:p>
            <text:p/>
            <text:p>ARTÍCULO 58. (MEDIDAS DE ACTUACIÓN).</text:p>
            <text:p/>
            <text:p><text:s/>ARTÍCULO 59. (INVESTIGACIÓN DE OFICIO).</text:p>
            <text:p/>
            <text:p><text:s/>ARTÍCULO 60. (INFRAESTRUCTURA Y EQUIPAMIENTO).</text:p>
            <text:p/>
            <text:p>ARTÍCULO 62. (FISCALES DE MATERIA MÓVILES).</text:p>
            <text:p/>
            <text:p>ARTÍCULO 63. (ASESORAMIENTO ESPECIALIZADO).</text:p>
            <text:p/>
            <text:p>ARTÍCULO 64. (MÉDICOS FORENSES).</text:p>
            <text:p/>
            <text:p>ARTÍCULO 65. (CERTIFICADOS MÉDICOS).</text:p>
            <text:p/>
            <text:p>ARTÍCULO 66. (ACCESO A DOCUMENTACIÓN).</text:p>
            <text:p/>
            <text:p>ARTÍCULO 67. (DIRECCIÓN FORENSE ESPECIALIZADA).</text:p>
            <text:p/>
          </table:table-cell>
          <table:table-cell office:value-type="string" table:number-columns-spanned="1" table:number-rows-spanned="2" table:style-name="ce37">
            <text:p>ARTÍCULO 11. (SISTEMA INTEGRAL PLURINACIONAL DE PREVENCIÓN, ATENCIÓN, SANCIÓN Y ERRADICACIÓN DE LA VIOLENCIA EN RAZÓN DE GÉNERO – SIPPASE).<text:s/></text:p>
            <text:p/>
            <text:p>ARTÍCULO 13. (ACCESO A CARGOS PÚBLICOS).</text:p>
            <text:p/>
            <text:p>ARTÍCULO 14. (POLÍTICAS SECTORIALES).</text:p>
            <text:p/>
            <text:p>ARTÍCULO 15. (PARTICIPACIÓN Y CONTROL SOCIAL).</text:p>
            <text:p/>
            <text:p>ARTÍCULO 17. (CRITERIOS DE PREVENCIÓN): Estructural, individual e colectiva</text:p>
            <text:p/>
            <text:p>ARTÍCULO 18. (PREVENCIÓN COMUNITARIA).</text:p>
            <text:p/>
            <text:p>ARTÍCULO 19. (MEDIDAS EN EL ÁMBITO EDUCATIVO).</text:p>
            <text:p/>
            <text:p><text:s/>ARTÍCULO 20. (MEDIDAS EN EL ÁMBITO DE SALUD).</text:p>
            <text:p/>
            <text:p><text:s/>ARTÍCULO 21. (MEDIDAS EN EL ÁMBITO LABORAL).</text:p>
            <text:p/>
            <text:p><text:s/>ARTÍCULO 22. (MEDIDAS EN EL ÁMBITO DE LA COMUNICACIÓN).</text:p>
            <text:p/>
            <text:p>ARTÍCULO 23. (OBLIGACIÓN DE LOS MEDIOS DE COMUNICACIÓN).</text:p>
            <text:p/>
            <text:p>ARTÍCULO 24. (SERVICIOS DE ATENCIÓN INTEGRAL).</text:p>
            <text:p><text:s text:c="2"/></text:p>
            <text:p>ARTÍCULO 25. (CASAS DE ACOGIDA Y REFUGIO TEMPORAL).</text:p>
            <text:p/>
            <text:p>ARTÍCULO 29. (PROMOTORAS COMUNITARIAS).</text:p>
            <text:p/>
            <text:p>ARTÍCULO 30. (CASA COMUNITARIA DE LA MUJER).</text:p>
            <text:p/>
            <text:p>ARTICULO 31. (REHABILITACIÓN DE AGRESORES).</text:p>
            <text:p/>
            <text:p>ARTÍCULO 35. (MEDIDAS DE PROTECCIÓN).</text:p>
            <text:p/>
            <text:p>ARTÍCULO 36. (PROTECCIÓN A NIÑAS Y NIÑOS).</text:p>
            <text:p/>
            <text:p>ARTÍCULO 37. (ALERTA CONTRA LA VIOLENCIA HACIA LAS MUJERES).</text:p>
            <text:p/>
            <text:p>ARTÍCULO 38. (ATENCIÓN EN CASO DE ALERTA).</text:p>
            <text:p/>
            <text:p>ARTÍCULO41.(ATENCIÓN EN COMUNIDADES INDÍGENA ORIGINARIO CAMPESINAS).</text:p>
            <text:p/>
            <text:p>ARTÍCULO 50. (SERVICIOS LEGALES INTEGRALES MUNICIPALES).</text:p>
            <text:p/>
            <text:p>ARTÍCULO 49. (SERVICIO PLURINACIONAL DE DEFENSA A LA VÍCTIMAS).</text:p>
            <text:p/>
            <text:p>ARTÍCULO 53. (FUERZA ESPECIAL DE LUCHA CONTRA LA VIOLENCIA).</text:p>
            <text:p/>
          </table:table-cell>
          <table:table-cell office:value-type="string" table:number-columns-spanned="1" table:number-rows-spanned="2" table:style-name="ce37">
            <text:p>ARTÍCULO 4. (PRINCIPIOS Y VALORES).</text:p>
            <text:p>1. Vivir Bien.<text:s/></text:p>
            <text:p>2. Igualdad.<text:s/></text:p>
            <text:p>3. Inclusión.<text:s/></text:p>
            <text:p>4. Trato Digno</text:p>
            <text:p>5. Complementariedad.<text:s/></text:p>
            <text:p>6. Armonía.<text:s/></text:p>
            <text:p>7. Igualdad de Oportunidades.<text:s/></text:p>
            <text:p>8. Equidad Social.<text:s/></text:p>
            <text:p>9. Equidad de Género.<text:s/></text:p>
            <text:p>10. Cultura de Paz.<text:s/></text:p>
            <text:p>11. Informalidad.<text:s/></text:p>
            <text:p>12. Despatriarcalización</text:p>
            <text:p>13. Atención Diferenciada.<text:s/></text:p>
            <text:p>14. Especialidad.<text:s/></text:p>
            <text:p/>
            <text:p>ARTÍCULO 86. (PRINCIPIOS PROCESALES).</text:p>
            <text:p>1. Gratuidad.<text:s/></text:p>
            <text:p>2. Celeridad.<text:s/></text:p>
            <text:p>3. Oralidad.<text:s/></text:p>
            <text:p>4. Legitimidad de la prueba.<text:s/></text:p>
            <text:p>5. Publicidad.<text:s/></text:p>
            <text:p>6. Inmediatez y continuidad.<text:s/></text:p>
            <text:p>7. Protección</text:p>
            <text:p>8. Economía procesal.<text:s/></text:p>
            <text:p>9. Accesibilidad.<text:s/></text:p>
            <text:p>10. Excusa.<text:s/></text:p>
            <text:p>11. Verdad material.<text:s/></text:p>
            <text:p>12. Carga de la prueba.<text:s/></text:p>
            <text:p>13. Imposición de medidas cautelares.<text:s/></text:p>
            <text:p>14. Confidencialidad. .</text:p>
            <text:p>15. Reparación.<text:s/></text:p>
            <text:p/>
          </table:table-cell>
          <table:table-cell office:value-type="string" table:style-name="ce4">
            <text:p>Retirado do site oficial da informação legislativa do Estado da Bolívia: http://bolivia.infoleyes.com/shownorm.php?id=4360</text:p>
          </table:table-cell>
          <table:table-cell table:number-columns-repeated="16371" table:style-name="ce2"/>
        </table:table-row>
        <table:table-row table:style-name="ro6">
          <table:covered-table-cell/>
          <table:table-cell office:value-type="string" table:style-name="ce25">
            <text:p>Decreto Ley Nº. 10426 - Código pe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etirado do site oficial da informação legislativa do Estado da Bolívia: -http://bolivia.infoleyes.com/shownorm.php?id=1401</text:p>
          </table:table-cell>
          <table:table-cell table:number-columns-repeated="16371" table:style-name="ce2"/>
        </table:table-row>
        <table:table-row table:style-name="ro7">
          <table:table-cell office:value-type="string" table:number-columns-spanned="1" table:number-rows-spanned="2" table:style-name="ce36">
            <text:p>CHILE</text:p>
          </table:table-cell>
          <table:table-cell office:value-type="string" table:number-columns-spanned="1" table:number-rows-spanned="2" table:style-name="ce38">
            <text:p>Ley Nº.20480 - Modifica el código penal y la Ley Nº 20.066 sobre Violencia Intrafamiliar estableciendo el "Femicidio", aumentando las penas aplicables a este delito y reforma las normas sobre parricidio</text:p>
          </table:table-cell>
          <table:table-cell office:value-type="string" table:number-columns-spanned="1" table:number-rows-spanned="2" table:style-name="ce48">
            <text:p><text:s/>Art. 390. El que, conociendo las relaciones que los ligan, mate a su padre, madre o hijo, a cualquier otro de sus ascendientes o descendientes o a quien es o ha sido su cónyuge o su conviviente, será castigado, como parricida, con la pena de presidio mayor en su grado máximo a presidio perpetuo calificado.</text:p>
            <text:p><text:s text:c="5"/>Si la víctima del delito descrito en el inciso precedente es o ha sido la cónyuge o la conviviente de su autor, el delito tendrá el nombre de femicidio.</text:p>
            <text:p/>
            <text:p>Art. 391. El que mate a otro y no esté comprendido en el artículo anterior, será penado:<text:s/></text:p>
            <text:p>1°. Con presidio mayor en su grado medio a presidio perpetuo, si ejecutare el homicidio con alguna de las circunstancias siguientes:<text:s text:c="2"/></text:p>
            <text:p>Primera. Con alevosía.<text:s/></text:p>
            <text:p>Segunda. Por premio o promesa remuneratoria<text:s/></text:p>
            <text:p>Tercera. Por medio de veneno.</text:p>
            <text:p><text:s/>Cuarta. Con ensañamiento, aumentando deliberada e inhumanamente el dolor al ofendido.</text:p>
            <text:p><text:s/>Quinta. Con premeditación conocida.</text:p>
            <text:p><text:s/>2°. Con presidio mayor en sus grados mínimo a medio em cualquier otro caso.<text:s/></text:p>
            <text:p/>
          </table:table-cell>
          <table:table-cell office:value-type="string" table:number-columns-spanned="1" table:number-rows-spanned="2" table:style-name="ce37">
            <text:p><text:s/>Si la víctima del delito descrito en el inciso precedente es o ha sido la cónyuge o la conviviente de su autor, el delito tendrá el nombre de femicidio.</text:p>
          </table:table-cell>
          <table:table-cell office:value-type="string" table:number-columns-spanned="1" table:number-rows-spanned="2" table:style-name="ce38">
            <text:p>pena de presidio mayor en su grado máximo a presidio perpetuo calificado.</text:p>
          </table:table-cell>
          <table:table-cell office:value-type="string" table:number-columns-spanned="1" table:number-rows-spanned="2" table:style-name="ce36">
            <text:p>Prisidio</text:p>
          </table:table-cell>
          <table:table-cell office:value-type="string" table:number-columns-spanned="1" table:number-rows-spanned="2" table:style-name="ce36">
            <text:p>Regime Fechado<text:s/></text:p>
          </table:table-cell>
          <table:table-cell table:number-columns-spanned="1" table:number-rows-spanned="2" table:style-name="ce36"/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string" table:style-name="ce4">
            <text:p>Retirado do site da Biblioteca del Congreso Nacional de Chile: http://www.leychile.cl/Navegar?idNorma=1021343</text:p>
          </table:table-cell>
          <table:table-cell table:number-columns-repeated="16371" table:style-name="ce2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Código Penal Chileno - <text:s/>Retirado do site da Biblioteca del Congreso Nacional de Chile: http://www.leychile.cl/Navegar?idNorma=1984</text:p>
          </table:table-cell>
          <table:table-cell table:number-columns-repeated="16371" table:style-name="ce2"/>
        </table:table-row>
        <table:table-row table:style-name="ro9">
          <table:table-cell office:value-type="string" table:number-columns-spanned="1" table:number-rows-spanned="3" table:style-name="ce38">
            <text:p>COLÔMBIA</text:p>
          </table:table-cell>
          <table:table-cell office:value-type="string" table:style-name="ce25">
            <text:p>Ley Nº.1257  Reforma do Código Penal, de Procedimiento Penal, da Lei 294 de 1996</text:p>
          </table:table-cell>
          <table:table-cell office:value-type="string" table:number-columns-spanned="1" table:number-rows-spanned="3" table:style-name="ce48">
            <text:p/>
            <text:p>Artículo 103. Homicidio. El que matare a otro, incurrirá en prisión de trece (13) a veinticinco (25) años.</text:p>
            <text:p/>
            <text:p>Artículo <text:s/>104. Circunstancias de agravación. La pena será de veinticinco (25) a cuarenta (40) años de prisión, si la conducta descrita en el artículo anterior se cometiere:</text:p>
            <text:p/>
            <text:p>1. <text:s/>Modificado por el art. 26, Ley 1257 de 2008. En la persona del ascendiente o descendiente, cónyuge, compañero o compañera permanente, hermano, adoptante o adoptivo, o pariente hasta el segundo grado de afinidad."</text:p>
            <text:p/>
            <text:p>2. Para preparar, facilitar o consumar otra conducta punible; para ocultarla, asegurar su producto o la impunidad, para sí o para los copartícipes.</text:p>
            <text:p/>
            <text:p>3. Por medio de cualquiera de las conductas previstas en el Capítulo II del Título XII y en el Capítulo I del Título XIII, del libro segundo de este código.</text:p>
            <text:p/>
            <text:p>4. Por precio, promesa remuneratoria, ánimo de lucro o por otro motivo abyecto o fútil.</text:p>
            <text:p/>
            <text:p>5. Valiéndose de la actividad de inimputable.</text:p>
            <text:p/>
            <text:p>6. Con sevicia.</text:p>
            <text:p/>
            <text:p>7. Colocando a la víctima en situación de indefensión o inferioridad o aprovechándose de esta situación.</text:p>
            <text:p/>
            <text:p>8. Con fines terroristas o en desarrollo de actividades terroristas.</text:p>
            <text:p/>
            <text:p>9. En persona internacionalmente protegida diferente a las contempladas en el Título II de éste Libro y agentes diplomáticos, de conformidad con los Tratados y Convenios Internacionales ratificados por Colombia.</text:p>
            <text:p/>
            <text:p><text:s/>10. <text:s/>Modificado por el art. 2, Ley 1309 de 2009, Modificado por el art. 2, Ley 1426 de 2010. <text:s/>Si se comete en persona que sea o haya sido servidor público, periodista, juez de paz, dirigente sindical, político o religioso en razón de ello.</text:p>
            <text:p/>
          </table:table-cell>
          <table:table-cell office:value-type="string" table:number-columns-spanned="1" table:number-rows-spanned="3" table:style-name="ce37">
            <text:p>"si la conducta descrita en el artículo anterior se cometiere:</text:p>
            <text:p/>
            <text:p>1. <text:s/>Modificado por el art. 26, Ley 1257 de 2008. En la persona del ascendiente o descendiente, cónyuge, compañero o compañera permanente, hermano, adoptante o adoptivo, o pariente hasta el segundo grado de afinidad."</text:p>
          </table:table-cell>
          <table:table-cell office:value-type="string" table:number-columns-spanned="1" table:number-rows-spanned="3" table:style-name="ce38">
            <text:p>La pena será de veinticinco (25) a cuarenta (40) años de prisión</text:p>
          </table:table-cell>
          <table:table-cell office:value-type="string" table:number-columns-spanned="1" table:number-rows-spanned="3" table:style-name="ce36">
            <text:p>Prisión</text:p>
          </table:table-cell>
          <table:table-cell office:value-type="string" table:number-columns-spanned="1" table:number-rows-spanned="3" table:style-name="ce36">
            <text:p>Regime Fechado<text:s/></text:p>
          </table:table-cell>
          <table:table-cell office:value-type="string" table:number-columns-spanned="1" table:number-rows-spanned="3" table:style-name="ce38">
            <text:p>Artículo <text:s/>27. Adiciónese al artículo 135 de la Ley 599 de 2000, el siguiente inciso:</text:p>
            <text:p>La pena prevista en este artículo se aumentará de la tercera parte a la mitad cuando se cometiere contra una mujer por el hecho de ser mujer.</text:p>
            <text:p/>
          </table:table-cell>
          <table:table-cell table:number-columns-spanned="1" table:number-rows-spanned="3" table:style-name="ce36"/>
          <table:table-cell table:number-columns-spanned="1" table:number-rows-spanned="3" table:style-name="ce36"/>
          <table:table-cell office:value-type="string" table:number-columns-spanned="1" table:number-rows-spanned="3" table:style-name="ce37">
            <text:p>Artículo <text:s/>9°. Medidas de sensibilización y prevención.:</text:p>
            <text:p>El Gobierno Nacional:</text:p>
            <text:p>1. planes y programas para la prevención y la erradicación<text:s/></text:p>
            <text:p>2. formación para los servidores públicos<text:s/></text:p>
            <text:p>3. Implementará las recomendaciones de los organismos internacionales,.</text:p>
            <text:p><text:s/>5. medidas para fomentar la sanción social<text:s/></text:p>
            <text:p><text:s/>6. Fortalecerá la presencia de las instituciones<text:s/></text:p>
            <text:p>8. investigar o sancionar a los miembros de la policía, las fuerzas armadas y otras fuerzas que realicen actos de violencia<text:s/></text:p>
            <text:p>Departamentos y Municipios</text:p>
            <text:p>1. El tema de violencia contra las mujeres será incluido en la agenda de los Consejos para la Política Social.</text:p>
            <text:p>2. Los planes de desarrollo municipal y departamental incluirán un capítulo de prevención y atención para las mujeres víctimas de la violencia.</text:p>
            <text:p>Artículo 10°. Comunicaciones. <text:s/>programas de difusión que contribuyan a erradicar la violencia<text:s/></text:p>
            <text:p>Artículo 11. Medidas Educativas.<text:s text:c="2"/></text:p>
            <text:p>Artículo 12. Medidas en el ámbito<text:s/></text:p>
            <text:p>Artículo <text:s/>13. Medidas en el ámbito de la salud.<text:s/></text:p>
            <text:p>Artículo 14. Deberes de la familia.<text:s/></text:p>
            <text:p>Artículo 15. Obligaciones de la Sociedad.<text:s/></text:p>
            <text:p/>
          </table:table-cell>
          <table:table-cell office:value-type="string" table:number-columns-spanned="1" table:number-rows-spanned="3" table:style-name="ce38">
            <text:p>Artículo 6°. Principios.<text:s/></text:p>
            <text:p>1. Igualdad real y efectiva.<text:s/></text:p>
            <text:p>2. Derechos humanos</text:p>
            <text:p>3. Principio de Corresponsabilidad.<text:s/></text:p>
            <text:p>4. Integralidad.<text:s/></text:p>
            <text:p>5. Autonomía<text:s/></text:p>
            <text:p>6. Coordinación.<text:s/></text:p>
            <text:p>7. No Discriminación.<text:s/></text:p>
            <text:p>8. Atención Diferenciada.<text:s/></text:p>
            <text:p/>
          </table:table-cell>
          <table:table-cell office:value-type="string" table:style-name="ce4">
            <text:p><text:s/>retirado do site Bogotá Juridica Digital - <text:s text:c="2"/>http://www.alcaldiabogota.gov.co/sisjur/normas/Norma1.jsp?i=34054#26</text:p>
          </table:table-cell>
          <table:table-cell table:number-columns-repeated="16371" table:style-name="ce1"/>
        </table:table-row>
        <table:table-row table:style-name="ro10">
          <table:covered-table-cell/>
          <table:table-cell office:value-type="string" table:style-name="ce25">
            <text:p>Ley Nº.599 de 2000 - Código Penal Colombia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.retirado do site Bogotá Juridica Digital - http://www.alcaldiabogota.gov.co/sisjur/normas/Norma1.jsp?i=6388</text:p>
          </table:table-cell>
          <table:table-cell table:number-columns-repeated="16371" table:style-name="ce1"/>
        </table:table-row>
        <table:table-row table:style-name="ro11">
          <table:covered-table-cell/>
          <table:table-cell office:value-type="string" table:style-name="ce25">
            <text:p>Proyecto No. 107 - PROYECTO DE LEY “ROSA ELVIRA CELY”</text:p>
            <text:p>“Por la cual se crea el tipo penal de feminicidio como delito autónomo y se dictan otras 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etirado do site oficial do Estado Colombiano: Corporación Excelencia en la Justicia. Disposiciones: ”http://www.cej.org.co/doc_sl/SL_PL_SEN_107_2013.pdf</text:p>
            <text:p/>
          </table:table-cell>
          <table:table-cell table:number-columns-repeated="16371" table:style-name="ce1"/>
        </table:table-row>
        <table:table-row table:style-name="ro12">
          <table:table-cell office:value-type="string" table:style-name="ce3">
            <text:p>COSTA RICA</text:p>
          </table:table-cell>
          <table:table-cell office:value-type="string" table:style-name="ce25">
            <text:p>Ley Nº.8589 - <text:s/>Ley de Penalización de la violencia contra las mujeres</text:p>
          </table:table-cell>
          <table:table-cell office:value-type="string" table:style-name="ce24">
            <text:p>ARTÍCULO 21.- Femicidio: Se le impondrá pena de prisión de veinte a treinta y cinco años a quien dé muerte a una mujer con la que mantenga una relación de matrimonio, en<text:s/></text:p>
            <text:p>unión de hecho declarada o no.<text:s/></text:p>
          </table:table-cell>
          <table:table-cell office:value-type="string" table:style-name="ce26">
            <text:p>a quien dé muerte a una mujer con la que mantenga una relación de matrimonio, en<text:s/></text:p>
            <text:p>unión de hecho declarada o no.<text:s/></text:p>
          </table:table-cell>
          <table:table-cell office:value-type="string" table:style-name="ce25">
            <text:p>veinte a treinta y cinco años<text:s/></text:p>
          </table:table-cell>
          <table:table-cell office:value-type="string" table:style-name="ce3">
            <text:p>Prisión.</text:p>
          </table:table-cell>
          <table:table-cell office:value-type="string" table:style-name="ce25">
            <text:p>Regime Fechado</text:p>
          </table:table-cell>
          <table:table-cell office:value-type="string" table:style-name="ce26">
            <text:p>ARTÍCULO 9.- Clases de penas para los delitos</text:p>
            <text:p/>
            <text:p>2. Alternativas: Detención de fin de semana; Prestación de servicios de utilidad pública; Cumplimiento de instrucciones; Extrañamiento.</text:p>
            <text:p>3. Accesorias: Inhabilitación.<text:s text:c="2"/></text:p>
            <text:p><text:s text:c="2"/>  <text:s text:c="29"/>  <text:s text:c="70"/>INCUMPLIMIENTO DE DEBERES</text:p>
            <text:p>ARTÍCULO 41.- Obstaculización del acceso a la justicia</text:p>
            <text:p>será sancionada con pena de<text:s/></text:p>
            <text:p>prisión de tres meses a tres años e inhabilitación por el plazo de uno a cuatro<text:s/></text:p>
            <text:p>años para el ejercicio de la función pública.<text:s/></text:p>
            <text:p><text:s text:c="2"/>  <text:s text:c="29"/> <text:s text:c="12"/></text:p>
            <text:p>ARTÍCULO 42.- Incumplimiento de deberes agravado<text:s/></text:p>
            <text:p><text:s/>La pena de inhabilitación por el delito de incumplimiento de deberes será<text:s/></text:p>
            <text:p>de dos a seis años, si el incumplimiento se produce en una situación de riesgo<text:s/></text:p>
            <text:p>para la integridad personal o de necesidad económica de la mujer víctima.</text:p>
            <text:p><text:s text:c="2"/> <text:s text:c="25"/></text:p>
            <text:p>ARTÍCULO 43.- Incumplimiento de una medida de protección<text:s/></text:p>
            <text:p><text:s/>Será sancionado con pena de prisión de seis meses a dos años</text:p>
          </table:table-cell>
          <table:table-cell table:style-name="ce25"/>
          <table:table-cell office:value-type="string" table:style-name="ce26">
            <text:p>ARTÍCULO 4.- Delitos de acción pública</text:p>
            <text:p><text:s text:c="2"/> <text:s text:c="25"/></text:p>
            <text:p>ARTÍCULO 45.- Adición al Código Procesal Penal<text:s/></text:p>
            <text:p>Adiciónase al artículo 239 del Código Procesal Penal el inciso d), cuyo<text:s/></text:p>
            <text:p>texto dirá:<text:s/></text:p>
            <text:p><text:s text:c="2"/> <text:s text:c="25"/></text:p>
            <text:p>“Artículo 239.- Procedencia de la prisión preventiva</text:p>
            <text:p><text:s text:c="7"/></text:p>
            <text:p><text:s text:c="3"/>ARTÍCULO 5.- Obligaciones de las personas en la función pública<text:s/></text:p>
            <text:p>Quienes, en el ejercicio de sus funciones, estén obligados a conocer de<text:s/></text:p>
            <text:p>situaciones de violencia contra las mujeres, en cualquiera de sus formas, o a<text:s/></text:p>
            <text:p>resolverlas, deberán actuar ágil y eficazmente, respetando tanto los<text:s/></text:p>
            <text:p>procedimientos como los derechos humanos de las mujeres afectadas; de lo<text:s/></text:p>
            <text:p>contrario, podrán incurrir en el delito de incumplimiento de deberes.</text:p>
          </table:table-cell>
          <table:table-cell table:number-columns-repeated="2" table:style-name="ce3"/>
          <table:table-cell office:value-type="string" table:style-name="ce4">
            <text:p>Retirado do site do Intituto Cisalva da Universidad del Valle da Colombia: http://grupocisalva.univalle.edu.co/bpr2/esp/Descargas/Normatividad/costa%20rica/Ley_Penalizacion_VCM_8589_y_su_reforma_Ley_8929.pdf</text:p>
          </table:table-cell>
          <table:table-cell table:number-columns-repeated="16371" table:style-name="ce1"/>
        </table:table-row>
        <table:table-row table:style-name="ro13">
          <table:table-cell office:value-type="string" table:style-name="ce3">
            <text:p>EQUADOR</text:p>
          </table:table-cell>
          <table:table-cell office:value-type="string" table:style-name="ce3">
            <text:p>Código Organico integral penal</text:p>
          </table:table-cell>
          <table:table-cell office:value-type="string" table:style-name="ce24">
            <text:p><text:s text:c="2"/>Artículo 140.- Asesinato.- La persona que mate a otra será<text:s/></text:p>
            <text:p>sancionada con pena privativa de libertad de veintidós a<text:s/></text:p>
            <text:p>veintiséis años, si concurre alguna de las siguientes<text:s/></text:p>
            <text:p>circunstancias:<text:s/></text:p>
            <text:p>1. A sabiendas, la persona infractora ha dado muerte a su<text:s/></text:p>
            <text:p>ascendiente, descendiente, cónyuge, conviviente,<text:s/></text:p>
            <text:p>hermana o hermano.</text:p>
            <text:p>2. Colocar a la víctima en situación de indefensión,<text:s/></text:p>
            <text:p>inferioridad o aprovecharse de esta situación.<text:s/></text:p>
            <text:p>3. Por medio de inundación, envenenamiento, incendio o<text:s/></text:p>
            <text:p>cualquier otro medio se pone en peligro la vida o la<text:s/></text:p>
            <text:p>salud de otras personas<text:s/></text:p>
            <text:p>4. Buscar con dicho propósito, la noche o el despoblado.<text:s/></text:p>
            <text:p>5. Utilizar medio o medios capaces de causar grandes<text:s/></text:p>
            <text:p>estragos.<text:s/></text:p>
            <text:p>6. Aumentar deliberada e inhumanamente el dolor a la<text:s/></text:p>
            <text:p>víctima.<text:s/></text:p>
            <text:p>7. Preparar, facilitar, consumar u ocultar otra infracción.<text:s/></text:p>
            <text:p>8. Asegurar los resultados o impunidad de otra infracción.<text:s/></text:p>
            <text:p>9. Si la muerte se produce durante concentraciones<text:s/></text:p>
            <text:p>masivas, tumulto, conmoción popular, evento<text:s/></text:p>
            <text:p>deportivo o calamidad pública.<text:s/></text:p>
            <text:p>10. Perpetrar el acto en contra de una o un dignatario o<text:s/></text:p>
            <text:p>candidato a elección popular, elementos de las Fuerzas<text:s/></text:p>
            <text:p>Armadas o la Policía Nacional, fiscales, jueces o<text:s/></text:p>
            <text:p>miembros de la Función Judicial por asuntos<text:s/></text:p>
            <text:p>relacionados con sus funciones o testigo protegido.<text:s/></text:p>
            <text:p/>
            <text:p>Artículo 141.- Femicidio.- La persona que, como<text:s/></text:p>
            <text:p>resultado de relaciones de poder manifestadas en cualquier<text:s/></text:p>
            <text:p>tipo de violencia, dé muerte a una mujer por el hecho de<text:s/></text:p>
            <text:p>serlo o por su condición de género, será sancionada con<text:s/></text:p>
            <text:p>pena privativa de libertad de veintidós a veintiséis años.<text:s/></text:p>
            <text:p/>
            <text:p>Artículo 142.- Circunstancias agravantes del femicidio.-</text:p>
            <text:p>Cuando concurran una o más de las siguientes<text:s/></text:p>
            <text:p>circunstancias se impondrá el máximo de la pena prevista<text:s/></text:p>
            <text:p>en el artículo anterior:<text:s/></text:p>
            <text:p>1. Haber pretendido establecer o restablecer una relación<text:s/></text:p>
            <text:p>de pareja o de intimidad con la víctima.<text:s/></text:p>
            <text:p>2. Exista o haya existido entre el sujeto activo y la<text:s/></text:p>
            <text:p>víctima relaciones familiares, conyugales, convivencia,<text:s/></text:p>
            <text:p>intimidad, noviazgo, amistad, compañerismo,<text:s/></text:p>
            <text:p>laborales, escolares o cualquier otra que implique<text:s/></text:p>
            <text:p>confianza, subordinación o superioridad.<text:s/></text:p>
            <text:p>3. Si el delito se comete en presencia de hijas, hijos o<text:s/></text:p>
            <text:p>cualquier otro familiar de la víctima.<text:s/></text:p>
            <text:p>4. El cuerpo de la víctima sea expuesto o arrojado en un<text:s/></text:p>
            <text:p>lugar público.</text:p>
            <text:p/>
            <text:p>Artículo 144.- Homicidio.- La persona que mate a otra<text:s/></text:p>
            <text:p>será sancionada con pena privativa de libertad de diez a<text:s/></text:p>
            <text:p>trece años.</text:p>
            <text:p/>
            <text:p/>
            <text:p/>
          </table:table-cell>
          <table:table-cell office:value-type="string" table:style-name="ce26">
            <text:p>La persona que, como<text:s/></text:p>
            <text:p>resultado de relaciones de poder manifestadas en cualquier<text:s/></text:p>
            <text:p>tipo de violencia, dé muerte a una mujer por el hecho de<text:s/></text:p>
            <text:p>serlo o por su condición de género</text:p>
            <text:p/>
          </table:table-cell>
          <table:table-cell office:value-type="string" table:style-name="ce25">
            <text:p>de veintidós a veintiséis años.</text:p>
          </table:table-cell>
          <table:table-cell office:value-type="string" table:style-name="ce25">
            <text:p>pena privativa de libertad<text:s/></text:p>
          </table:table-cell>
          <table:table-cell office:value-type="string" table:style-name="ce3">
            <text:p>Regime Fechado</text:p>
          </table:table-cell>
          <table:table-cell office:value-type="string" table:style-name="ce26">
            <text:p>se impondrá el máximo de la pena prevista<text:s/></text:p>
            <text:p>en el artículo anterior:<text:s/></text:p>
            <text:p>1. Haber pretendido establecer o restablecer una relación<text:s/></text:p>
            <text:p>de pareja o de intimidad con la víctima.<text:s/></text:p>
            <text:p>2. Exista o haya existido entre el sujeto activo y la<text:s/></text:p>
            <text:p>víctima relaciones familiares, conyugales, convivencia,<text:s/></text:p>
            <text:p>intimidad, noviazgo, amistad, compañerismo,<text:s/></text:p>
            <text:p>laborales, escolares o cualquier otra que implique<text:s/></text:p>
            <text:p>confianza, subordinación o superioridad.<text:s/></text:p>
            <text:p>3. Si el delito se comete en presencia de hijas, hijos o<text:s/></text:p>
            <text:p>cualquier otro familiar de la víctima.<text:s/></text:p>
            <text:p>4. El cuerpo de la víctima sea expuesto o arrojado en un<text:s/></text:p>
            <text:p>lugar público.</text:p>
            <text:p/>
          </table:table-cell>
          <table:table-cell table:number-columns-repeated="4" table:style-name="ce3"/>
          <table:table-cell office:value-type="string" table:style-name="ce4">
            <text:p>Código Organico integral penal: http://www.ilo.org/dyn/natlex/docs/ELECTRONIC/95496/112458/F-1546437745/ECU95496.pdf</text:p>
          </table:table-cell>
          <table:table-cell office:value-type="string" table:style-name="ce12">
            <text:p><text:s/></text:p>
          </table:table-cell>
          <table:table-cell table:number-columns-repeated="16370" table:style-name="ce11"/>
        </table:table-row>
        <table:table-row table:style-name="ro14">
          <table:table-cell office:value-type="string" table:style-name="ce3">
            <text:p>EL SALVADOR</text:p>
          </table:table-cell>
          <table:table-cell office:value-type="string" table:style-name="ce25">
            <text:p>Ley Nº.520 - Ley Especial Integral para una vida libre de violencia para las mujeres</text:p>
          </table:table-cell>
          <table:table-cell office:value-type="string" table:style-name="ce24">
            <text:p>Artículo 44.- Delitos de Acción Pública</text:p>
            <text:p>Todos los delitos contemplados en el presente capítulo son de acción pública.<text:s/></text:p>
            <text:p/>
            <text:p>Artículo 45.- Feminicidio<text:s/></text:p>
            <text:p>Quien le causare la muerte a una mujer mediando motivos de odio o menosprecio por su condición de mujer, será sancionado con pena de prisión de veinte a treinta y cinco años.<text:s/></text:p>
            <text:p>Se considera que existe odio o menosprecio a la condición de mujer cuando ocurra cualquiera de las siguientes circunstancias:<text:s/></text:p>
            <text:p>a) Que a la muerte le haya precedido algún incidente de violencia cometido por el autor contra la mujer, independientemente que el hecho haya sido denunciado o no por la víctima.</text:p>
            <text:p>b) Que el autor se hubiere aprovechado de cualquier condición de riesgo o vulnerabilidade física o psíquica en que se encontraba la mujer víctima.</text:p>
            <text:p>c) Que el autor se hubiere aprovechado de la superioridad que le generaban las relaciones desiguales de poder basadas en el género.</text:p>
            <text:p>d) Que previo a la muerte de la mujer el autor hubiere cometido contra ella cualquier conducta calificada como delito contra la libertad sexual.<text:s/></text:p>
            <text:p>e) Muerte precedida por causa de mutilación.<text:s/></text:p>
            <text:p/>
            <text:p>Artículo 46.- Feminicidio Agravado</text:p>
            <text:p>El delito de feminicidio será sancionado con pena de treinta a cincuenta años de prisión, en los siguientes casos:</text:p>
            <text:p>a) Si fuere realizado por funcionario o empleado público o municipal, autoridad pública o agente de autoridad.</text:p>
            <text:p>b) Si fuere realizado por dos o más personas.</text:p>
            <text:p>c) Si fuere cometido frente a cualquier familiar de la víctima.</text:p>
            <text:p>d) Cuando la víctima sea menor de dieciocho años de edad, adulta mayor o sufriere</text:p>
            <text:p>discapacidad física o mental.</text:p>
            <text:p>e) Si el autor se prevaleciere de la superioridad originada por relaciones de confianza,</text:p>
            <text:p>amistad, doméstica, educativa o de trabajo.<text:s/></text:p>
            <text:p/>
            <text:p>Artículo 47.- Obstaculización al Acceso a la Justicia</text:p>
            <text:p>Quien en el ejercicio de una función pública propiciare, promoviere o tolerare, la impunidad u obstaculizare la investigación, persecución y sanción de los delitos establecidos en esta ley, será sancionado con pena de prisión de dos a cuatro años e inhabilitación para la función pública que desempeña por el mismo plazo.</text:p>
            <text:p/>
            <text:p>Artículo 48.- Suicidio Feminicida por Inducción o Ayuda</text:p>
            <text:p>Quien indujere a una mujer al suicidio o le prestare ayuda para cometerlo, valiéndose de cualquiera de las siguientes circunstancias, será sancionado con prisión de cinco a siete años:<text:s/></text:p>
            <text:p>a) Que le preceda cualquiera de los tipos o modalidades de violencia contemplados en la presente ley ó en cualquier otra ley.</text:p>
            <text:p>b) Que el denunciado se haya aprovechado de cualquier situación de riesgo o condición física o psíquica en que se encontrare la víctima, por haberse ejercido contra ésta, cualquiera de los tipos o modalidades de violencia contemplados en la presente ó em cualquier otra ley.<text:s/></text:p>
            <text:p>c) Que el inductor se haya aprovechado de la superioridad generada por las relaciones preexistentes o existentes entre él y la víctima.</text:p>
          </table:table-cell>
          <table:table-cell office:value-type="string" table:style-name="ce26">
            <text:p>Quien le causare la muerte a una mujer mediando motivos de odio o menosprecio por su condición de mujer,<text:s text:c="2"/></text:p>
            <text:p>Se considera que existe odio o menosprecio a la condición de mujer cuando ocurra cualquiera de las siguientes circunstancias:<text:s/></text:p>
            <text:p>a) Que a la muerte le haya precedido algún incidente de violencia cometido por el autor contra la mujer, independientemente que el hecho haya sido denunciado o no por la víctima.</text:p>
            <text:p>b) Que el autor se hubiere aprovechado de cualquier condición de riesgo o vulnerabilidade física o psíquica en que se encontraba la mujer víctima.</text:p>
            <text:p>c) Que el autor se hubiere aprovechado de la superioridad que le generaban las relaciones desiguales de poder basadas en el género.</text:p>
            <text:p>d) Que previo a la muerte de la mujer el autor hubiere cometido contra ella cualquier conducta calificada como delito contra la libertad sexual.<text:s/></text:p>
            <text:p>e) Muerte precedida por causa de mutilación.<text:s/></text:p>
            <text:p/>
          </table:table-cell>
          <table:table-cell office:value-type="string" table:style-name="ce25">
            <text:p>veinte a treinta y cinco años.</text:p>
          </table:table-cell>
          <table:table-cell office:value-type="string" table:style-name="ce3">
            <text:p>Prisión</text:p>
          </table:table-cell>
          <table:table-cell office:value-type="string" table:style-name="ce3">
            <text:p>regime fechado<text:s/></text:p>
          </table:table-cell>
          <table:table-cell office:value-type="string" table:style-name="ce26">
            <text:p>Artículo 46.- Feminicidio Agravado</text:p>
            <text:p>El delito de feminicidio será sancionado con pena de treinta a cincuenta años de prisión, en los siguientes casos:</text:p>
            <text:p>a) Si fuere realizado por funcionario o empleado público o municipal, autoridad pública o agente de autoridad.</text:p>
            <text:p>b) Si fuere realizado por dos o más personas.</text:p>
            <text:p>c) Si fuere cometido frente a cualquier familiar de la víctima.</text:p>
            <text:p>d) Cuando la víctima sea menor de dieciocho años de edad, adulta mayor o sufriere</text:p>
            <text:p>discapacidad física o mental.</text:p>
            <text:p>e) Si el autor se prevaleciere de la superioridad originada por relaciones de confianza,</text:p>
            <text:p>amistad, doméstica, educativa o de trabajo.<text:s/></text:p>
            <text:p/>
          </table:table-cell>
          <table:table-cell table:style-name="ce25"/>
          <table:table-cell office:value-type="string" table:style-name="ce26">
            <text:p>Artículo 44.- Delitos de Acción Pública</text:p>
            <text:p>Todos los delitos contemplados en el presente capítulo son de acción pública.<text:s/></text:p>
            <text:p/>
            <text:p>Artículo 56.- Política de Persecución Penal en Materia de Violencia Contra las Mujeres</text:p>
            <text:p/>
            <text:p>Artículo 57.- Garantías Procesales de las Mujeres que Enfrentan Hechos de Violencia<text:s/></text:p>
            <text:p/>
            <text:p>Artículo 58.- Prohibición de la Conciliación y Mediación</text:p>
            <text:p/>
            <text:p>Artículo 56.- Política de Persecución Penal en Materia de Violencia Contra las Mujeres – deve ser criado<text:s text:c="2"/></text:p>
            <text:p/>
            <text:p>Artículo 57.- Garantías Procesales<text:s/></text:p>
            <text:p>a) preserve su intimidad y privacidad<text:s/></text:p>
            <text:p>b) reconocimiento médico legal y de cualquier otro documento de interés para la</text:p>
            <text:p>; así como, a ser tratadas con dignidad y respeto,</text:p>
            <text:p>c) Ser atendidas por personas del mismo sexo<text:s/></text:p>
            <text:p>d) No ser discriminadas<text:s/></text:p>
            <text:p>e) Que se proteja la confidencialidad<text:s/></text:p>
            <text:p>f) Ser informada de las actuaciones del proceso judicial o administrativo,<text:s/></text:p>
            <text:p>g) Recibir asistencia integral<text:s/></text:p>
            <text:p>h) Recibir atención médica, tratamiento adecuado y especializado,<text:s/></text:p>
            <text:p>i) designar a un acompañante<text:s/></text:p>
            <text:p>j) No ser coercionadas<text:s/></text:p>
            <text:p>k) medidas emergentes, de protección o cautelares<text:s/></text:p>
            <text:p>l) Recibir el auxilio y la protección de la Policía Nacional Civil<text:s/></text:p>
            <text:p>m) Prestar testimonio en condiciones especiales de protección<text:s/></text:p>
            <text:p>n) A que se tome en cuenta su estado emocional para declarar en el juicio, y que este sea</text:p>
            <text:p>realizado de manera individual.<text:s/></text:p>
            <text:p>o) Recibir información sobre sus derechos y el proceso em su idioma.</text:p>
            <text:p>p) Solicitar medidas de emergencia,<text:s/></text:p>
            <text:p>Las víctimas del delito de trata además de las garantías ya establecidas, gozarán de las siguientes:</text:p>
            <text:p>1. A que no se le apliquen las sanciones o impedimentos establecidos en la legislación</text:p>
            <text:p>migratoria,<text:s/></text:p>
            <text:p>2. A permanecer en el país y a recibir la documentación 3. Asesoría jurídica migratoria gratuita.</text:p>
            <text:p/>
          </table:table-cell>
          <table:table-cell office:value-type="string" table:style-name="ce26">
            <text:p>Artículo 16.- Política Nacional para el Acceso de las Mujeres a una Vida Libre de Violencia<text:s/></text:p>
            <text:p/>
            <text:p>Artículo 17.- Contenidos de la Política Nacional para el Acceso de las Mujeres a una Vida Libre de Violencia<text:s text:c="2"/></text:p>
            <text:p/>
            <text:p>Artículo 18.- Del cumplimiento y articulación de la Política Nacional para el Acceso de las Mujeres a una Vida Libre de Violencia<text:s text:c="2"/></text:p>
            <text:p/>
            <text:p>Artículo 19.- Participación Ciudadana<text:s/></text:p>
            <text:p/>
            <text:p><text:s/>Artículo 20.- Responsabilidades en el Ambito Educativo<text:s text:c="2"/></text:p>
            <text:p/>
            <text:p>Artículo 21.- Educación Superior</text:p>
            <text:p/>
            <text:p>Artículo 22.- Responsabilidades del Ministerio de Gobernación</text:p>
            <text:p/>
            <text:p>Artículo 23.- Responsabilidades del Ministerio de Salud Pública y Asistencia Social</text:p>
            <text:p/>
            <text:p>Artículo 24.- Responsabilidades del Ministerio de Trabajo y Previsión Social<text:s text:c="2"/></text:p>
            <text:p/>
            <text:p><text:s/>Artículo 25.- Creación de Unidades Institucionales de Atención Especializada para las Mujeres</text:p>
            <text:p/>
            <text:p>Artículo 26.- Casas de Acogida<text:s text:c="2"/></text:p>
            <text:p/>
            <text:p>Artículo 27.- Otras Instituciones</text:p>
            <text:p/>
            <text:p>Artículo 28.- Responsabilidades de Instituciones Colegiadas<text:s/></text:p>
            <text:p/>
            <text:p><text:s/>Artículo 29.- Concejos Municipales</text:p>
            <text:p/>
            <text:p>Artículo 30.- Sistema Nacional de Datos y Estadísticas<text:s text:c="2"/></text:p>
            <text:p/>
            <text:p>Artículo 31.- Finalidad y Conformación del Sistema Nacional de Datos, Estadísticas e</text:p>
            <text:p>Información de Violencia Contra las Mujeres<text:s/></text:p>
            <text:p/>
            <text:p>Artículo 32.- Informe de Indicadores de Violencia Contra las Mujeres</text:p>
            <text:p/>
            <text:p>Artículo 37.- Ayudas Sociales y Subsidio</text:p>
            <text:p/>
            <text:p>Artículo 38.-Acceso a Vivienda Social para Mujeres</text:p>
            <text:p/>
            <text:p>Artículo 41.- Habitación Tutelada<text:s/></text:p>
            <text:p/>
          </table:table-cell>
          <table:table-cell office:value-type="string" table:style-name="ce25">
            <text:p>Artículo 4.- Principios Rectores<text:s/></text:p>
            <text:p>Los principios rectores de la presente ley son:<text:s/></text:p>
            <text:p>a) Especialización:<text:s/></text:p>
            <text:p>b) Favorabilidad:<text:s/></text:p>
            <text:p>c) Integralidad</text:p>
            <text:p>d) Intersectorialidad<text:s/></text:p>
            <text:p>e) Laicidad:<text:s/></text:p>
            <text:p>f) Prioridad absoluta:<text:s/></text:p>
            <text:p/>
          </table:table-cell>
          <table:table-cell office:value-type="string" table:style-name="ce4">
            <text:p><text:s/>retirado do site da Asamblea Legislativa de El Salvador: http://www.asamblea.gob.sv/eparlamento/indice-legislativo/buscador-de-documentos-legislativos/ley-especial-integral-para-una-vida-libre-de-violncia-para-las-mujeres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3">
            <text:p>GUATEMALA</text:p>
          </table:table-cell>
          <table:table-cell office:value-type="string" table:style-name="ce25">
            <text:p>Decreto 22-2008 - <text:s/>Ley contra el Feminicio y otras formas de violencia contra la Mujer</text:p>
          </table:table-cell>
          <table:table-cell office:value-type="string" table:style-name="ce24">
            <text:p>ARTICULO 6. Femicidio. Comete el delito de femicidio quien, en el marco de las relaciones desiguales de poder entre hombres y mujeres, diere muerte a una</text:p>
            <text:p>mujer, por su condición de mujer, valiéndose de cualquiera de las siguientes circunstancias:</text:p>
            <text:p>a. Haber pretendido infructuosamente establecer o restablecer una relación de pareja o de Intimidad con la víctima.</text:p>
            <text:p>b. Mantener en la época en que se perpetre el hecho, o haber mantenido con la víctima relaciones familiares, conyugales, de convivencia, de Intimidad o noviazgo, amistad, compañerismo o relación laboral.</text:p>
            <text:p>c. Como resultado de la reiterada manifestación de violencia en contra de la víctima.</text:p>
            <text:p>d. Como resultado de ritos grupales usando o no armas de cualquier tipo.</text:p>
            <text:p>e. En menosprecio del cuerpo de la víctima para satisfacción de instintos sexuales, o cometiendo actos de mutilación genital o cualquier otro tipo de mutilación.</text:p>
            <text:p>f. Por misoginia.</text:p>
            <text:p>g. Cuando el hecho se cometa en presencia de las hijas o hijos de la víctima.</text:p>
            <text:p>h. Concurriendo cualquiera de las circunstancias de calificación contempladas en el artículo 132 del Código Penal. La persona responsable de este delito será sancionada con pena de prisión de veinticinco a cincuenta años, y no podrá concedérsele la reducción de la pena por ningún motivo. Las personas procesadas por la comisión de este delito no podrán gozar de ninguna medida sustitutiva.</text:p>
            <text:p><text:s/></text:p>
            <text:p>ARTICULO 10. Circunstancias agravantes. Las circunstancias que agravan la violencia contra la mujer deben ser analizadas de acuerdo a lo siguiente:</text:p>
            <text:p>a) En relación a las circunstancias personales de la persona que agrede.</text:p>
            <text:p>b) En relación a las circunstancias personales de la víctima.</text:p>
            <text:p>c) En relación a las relaciones de poder existente entre la víctima y la persona que agrede.</text:p>
            <text:p><text:s/></text:p>
            <text:p>ARTICULO 132. Comete asesinato quien matare a una persona:<text:s/></text:p>
            <text:p><text:s text:c="2"/>1) Con alevosía<text:s/></text:p>
            <text:p><text:s text:c="2"/>2) Por precio, recompensa, promesa, ánimo de lucro<text:s/></text:p>
            <text:p><text:s text:c="2"/>3) Por medio o en ocasión de inundación, incendio, veneno, explosión,<text:s/></text:p>
            <text:p>desmoronamiento, derrumbe de edificio u otro artificio que pueda ocasionar gran estrago<text:s/></text:p>
            <text:p><text:s text:c="2"/>4) Con premeditación conocida<text:s/></text:p>
            <text:p><text:s text:c="2"/>5) Con ensañamiento<text:s/></text:p>
            <text:p><text:s text:c="2"/>6) Con impulso de perversidad brutal<text:s/></text:p>
            <text:p><text:s text:c="2"/>7) Para preparar, facilitar, consumar y ocultar otro delito o para asegurar sus resultados o la inmunidad para si o para copartícepes o por no haber obtenido el resultado que se hubiere propuesto al intentar el otro hecho punible<text:s text:c="2"/></text:p>
            <text:p><text:s/>8) Con fines terroristas o en desarrollo de actividades terroristas<text:s/></text:p>
            <text:p><text:s/></text:p>
            <text:p><text:s/>Al reo de asesinato se le impondrá prisión de 25 a 50 años, sin embargo se le aplicará la pena de muerte en lugar del máximo de prisión, si por las circunstancias del hecho y de la ocasión, la manera de realizarlo y los móviles determinantes, se revelare una mayor particular peligrosidad del agente.<text:s/></text:p>
            <text:p><text:s text:c="2"/>A quienes no se les aplique la pena de muerte por este delito, no podrá concedérsele rebaja de pena por ninguna causa.<text:s/></text:p>
          </table:table-cell>
          <table:table-cell office:value-type="string" table:style-name="ce26">
            <text:p>Comete el delito de femicidio quien, en el marco de las relaciones desiguales de poder entre hombres y mujeres, diere muerte a una</text:p>
            <text:p>mujer, por su condición de mujer, valiéndose de cualquiera de las siguientes circunstancias:</text:p>
            <text:p>a. Haber pretendido infructuosamente establecer o restablecer una relación de pareja o de Intimidad con la víctima.</text:p>
            <text:p>b. Mantener en la época en que se perpetre el hecho, o haber mantenido con la víctima relaciones familiares, conyugales, de convivencia, de Intimidad o noviazgo, amistad, compañerismo o relación laboral.</text:p>
            <text:p>c. Como resultado de la reiterada manifestación de violencia en contra de la víctima.</text:p>
            <text:p>d. Como resultado de ritos grupales usando o no armas de cualquier tipo.</text:p>
            <text:p>e. En menosprecio del cuerpo de la víctima para satisfacción de instintos sexuales, o cometiendo actos de mutilación genital o cualquier otro tipo de mutilación.</text:p>
            <text:p>f. Por misoginia.</text:p>
            <text:p>g. Cuando el hecho se cometa en presencia de las hijas o hijos de la víctima.</text:p>
            <text:p>h. Concurriendo cualquiera de las circunstancias de calificación contempladas en el artículo 132 del Código Penal.<text:s/></text:p>
            <text:p/>
          </table:table-cell>
          <table:table-cell office:value-type="string" table:style-name="ce25">
            <text:p>pena de prisión de veinticinco a cincuenta años,</text:p>
          </table:table-cell>
          <table:table-cell office:value-type="string" table:style-name="ce25">
            <text:p>prisión</text:p>
          </table:table-cell>
          <table:table-cell office:value-type="string" table:style-name="ce3">
            <text:p>regime fechado<text:s/></text:p>
          </table:table-cell>
          <table:table-cell office:value-type="string" table:style-name="ce25">
            <text:p><text:s text:c="2"/>no podrá concedérsele la reducción de la pena por ningún motivo. Las personas procesadas por la comisión de este delito no podrán gozar de ninguna medida sustitutiva.</text:p>
          </table:table-cell>
          <table:table-cell table:style-name="ce25"/>
          <table:table-cell office:value-type="string" table:style-name="ce29">
            <text:p>artículo 5 - los delitos contemplados en el presente capítulo son de acción pública.<text:s text:c="18"/></text:p>
            <text:p/>
            <text:p>ARTICULO 9. Prohibición de causales de Justificación.</text:p>
          </table:table-cell>
          <table:table-cell office:value-type="string" table:style-name="ce26">
            <text:p>CAPÍTULO VI</text:p>
            <text:p>OBLIGACIONES DEL ESTADO</text:p>
            <text:p>ARTICULO 13. Garantir los derechos de la víctima</text:p>
            <text:p>ARTICULO 14. Fortalecimiento de las dependenciasencargadas de la investigación criminal.</text:p>
            <text:p>ARTICULO 15. Creación de los órganos jurisdiccionales especializados.</text:p>
            <text:p>ARTICULO 16. Centros de Apoyo Integral para la Mujer Sobreviviente de Violencia</text:p>
            <text:p>ARTICULO 17. Fortalecimiento institucional.<text:s/></text:p>
            <text:p><text:s/>ARTICULO 18. Capacitación a funcionarios del Estado.</text:p>
            <text:p>ARTICULO 19. Asistencia legal a la víctima.</text:p>
            <text:p>ARTICULO 20. Sistema nacional de información sobre violencia en contra de la mujer.</text:p>
            <text:p/>
          </table:table-cell>
          <table:table-cell table:style-name="ce3"/>
          <table:table-cell office:value-type="string" table:style-name="ce4">
            <text:p>: Retirado do Site da Universidade de Harvard: http://www.hsph.harvard.edu/population/domesticviolence/guatemala.violence.08.pdf</text:p>
          </table:table-cell>
          <table:table-cell table:number-columns-repeated="16371" table:style-name="ce1"/>
        </table:table-row>
        <table:table-row table:style-name="ro16">
          <table:table-cell office:value-type="string" table:style-name="ce3">
            <text:p>HONDURAS</text:p>
          </table:table-cell>
          <table:table-cell office:value-type="string" table:style-name="ce16">
            <text:p>Codigo penal hondurenho</text:p>
          </table:table-cell>
          <table:table-cell office:value-type="string" table:style-name="ce17">
            <text:p><text:span text:style-name="T1">ARTICULO 116. Quien dé muerte a una persona sin concurrir las circunstancias que se mencionan em los siguientes Artículos del presente Capítulo, comete el delito de homicidio simple, e incurrirá en la pena de quince (15) a veinte (20) años de reclusión.</text:span></text:p>
            <text:p><text:span text:style-name="T1">La pena será de veinte (20) a treinta (30) años de reclusión, cuando la víctima del delito fuese autoridad judicial, policial, miembro del Ministerio Público, funcionario o empleado de Centros Penales, cuando el delito fuese cometido con ocasión o en el ejercicio de su cargo o función.</text:span></text:p>
            <text:p><text:span text:style-name="T1"/></text:p>
            <text:p><text:span text:style-name="T1">ARTICULO 117. Es reo de asesinato, quien dé muerte a una persona ejecutándola con la concurrencia de cualquiera de las circunstancias siguientes:</text:span></text:p>
            <text:p><text:span text:style-name="T1">1) Alevosía;</text:span></text:p>
            <text:p><text:span text:style-name="T1">2) Con premeditación conocida;3) Por medio de inundación, incendio, envenenamiento, explosión, descarrilamiento, volcamiento, varamiento o avería de buque u otro artificio que pueda ocasionar grandes estragos, siempre que haya dolo e intencionalidad; y,</text:span></text:p>
            <text:p><text:span text:style-name="T1">4) Con ensañamiento, aumentando deliberada e inhumanamente el dolor del ofendido.</text:span></text:p>
            <text:p><text:span text:style-name="T1">La pena por asesinato será de veinte (20) a treinta (30) años de reclusión y cuando se cometiese mediante pago, recompensa o promesa renumeratoria, o se acompañase de robo o violación, la pena será de treinta (30) años a privación de por vida de la libertad.</text:span></text:p>
            <text:p><text:span text:style-name="T1"/></text:p>
            <text:p><text:span text:style-name="T1">ARTICULO 118. Es reo de parricidio, quien diere muerte a alguno de sus ascendientes o descendientes, a su cónyuge o a la persona con quien hace vida marital, y sufrirá la pena de treinta (30) a cuarenta (40) años de reclusión.</text:span></text:p>
            <text:p/>
          </table:table-cell>
          <table:table-cell office:value-type="string" table:style-name="ce26">
            <text:p>ARTICULO 118. Es reo de parricidio, quien diere muerte a alguno de sus ascendientes o descendientes,</text:p>
            <text:p>a su cónyuge o a la persona con quien hace vida marital</text:p>
          </table:table-cell>
          <table:table-cell office:value-type="string" table:style-name="ce18">
            <text:p><text:span text:style-name="T1">pena de treinta (30) a cuarenta (40)</text:span></text:p>
            <text:p><text:span text:style-name="T1">años de reclusión</text:span>.</text:p>
          </table:table-cell>
          <table:table-cell office:value-type="string" table:style-name="ce3">
            <text:p>reclusión</text:p>
          </table:table-cell>
          <table:table-cell office:value-type="string" table:style-name="ce3">
            <text:p>regime fechado<text:s/></text:p>
          </table:table-cell>
          <table:table-cell table:number-columns-repeated="2" table:style-name="ce18"/>
          <table:table-cell table:number-columns-repeated="3" table:style-name="ce16"/>
          <table:table-cell office:value-type="string" table:style-name="ce5">
            <text:p>http://www.refworld.org/cgi-bin/texis/vtx/rwmain?page=category&amp;docid=46d7cebe2&amp;skip=0&amp;category=LEGAL&amp;coi=HND&amp;querysi=HONDURAS&amp;searchin=fulltext&amp;sort=date</text:p>
          </table:table-cell>
          <table:table-cell table:number-columns-repeated="16371" table:style-name="ce11"/>
        </table:table-row>
        <table:table-row table:style-name="ro17">
          <table:table-cell office:value-type="string" table:style-name="ce3">
            <text:p>MÉXICO</text:p>
          </table:table-cell>
          <table:table-cell office:value-type="string" table:style-name="ce3">
            <text:p>Articulo 325</text:p>
          </table:table-cell>
          <table:table-cell office:value-type="string" table:style-name="ce24">
            <text:p>Homicidio<text:s/></text:p>
            <text:p>Artículo 302.- Comete el delito de homicidio: el que priva de la vida a otro.<text:s/></text:p>
            <text:p>Artículo 307.- Al responsable de cualquier homicidio simple intencional que no tenga prevista una sanción especial en este Código, se le impondrán de doce a veinticuatro años de prisión.<text:s/></text:p>
            <text:p>palabra, entre dos o más personas.<text:s/></text:p>
            <text:p/>
            <text:p>Homicidio en razón del parentesco o relación<text:s/></text:p>
            <text:p>Artículo 323. Al que prive de la vida a su ascendiente o descendiente consanguíneo en línea recta, hermano, cónyuge, convivente, compañera o compañero civil, concubina o concubinario, adoptante o adoptado, con conocimiento de esa relación se le impondrá prisión de treinta a sesenta años. Si faltare dicho conocimiento, se estará a la punibilidad prevista en el artículo 307, sin menoscabo de observar alguna circunstancia que agrave o atenúe la sanción a que se refieren los capítulos II y III anteriores.<text:s/></text:p>
            <text:p/>
            <text:p>Feminicidio<text:s/></text:p>
            <text:p>Artículo 325. Comete el delito de feminicidio quien prive de la vida a una mujer por razones de<text:s/></text:p>
            <text:p>género. Se considera que existen razones de género cuando concurra alguna de las siguientes<text:s/></text:p>
            <text:p>circunstancias:<text:s/></text:p>
            <text:p>I. La víctima presente signos de violencia sexual de cualquier tipo;<text:s/></text:p>
            <text:p>II. A la víctima se le hayan infligido lesiones o mutilaciones infamantes o degradantes, previas o<text:s/></text:p>
            <text:p>posteriores a la privación de la vida o actos de necrofilia;<text:s/></text:p>
            <text:p>III. Existan antecedentes o datos de cualquier tipo de violencia en el ámbito familiar, laboral o<text:s/></text:p>
            <text:p>escolar, del sujeto activo en contra de la víctima;<text:s/></text:p>
            <text:p>IV. Haya existido entre el activo y la víctima una relación sentimental, afectiva o de confianza;<text:s/></text:p>
            <text:p>V. Existan datos que establezcan que hubo amenazas relacionadas con el hecho delictuoso, acoso o lesiones del sujeto activo en contra de la víctima;<text:s/></text:p>
            <text:p>VI. La víctima haya sido incomunicada, cualquiera que sea el tiempo previo a la privación de la vida;<text:s/></text:p>
            <text:p>VII. El cuerpo de la víctima sea expuesto o exhibido en un lugar público.<text:s/></text:p>
            <text:p>A quien cometa el delito de feminicidio se le impondrán de cuarenta a sesenta años de prisión y de quinientos a mil días multa.<text:s/></text:p>
            <text:p>Además de las sanciones descritas en el presente artículo, el sujeto activo perderá todos los derechos con relación a la víctima, incluidos los de carácter sucesorio.<text:s/></text:p>
            <text:p>En caso de que no se acredite el feminicidio, se aplicarán las reglas del homicidio.<text:s/></text:p>
            <text:p>Al servidor público que retarde o entorpezca maliciosamente o por negligencia la procuración o administración de justicia se le impondrá pena de prisión de tres a ocho años y de quinientos a mil quinientos días multa, además será destituido e inhabilitado de tres a diez años para desempeñar otro empleo, cargo o comisión públicos.<text:s/></text:p>
            <text:p/>
          </table:table-cell>
          <table:table-cell office:value-type="string" table:style-name="ce26">
            <text:p>Comete el delito de feminicidio quien prive de la vida a una mujer por razones de<text:s/></text:p>
            <text:p>género. Se considera que existen razones de género cuando concurra alguna de las siguientes<text:s/></text:p>
            <text:p>circunstancias:<text:s/></text:p>
            <text:p>I. La víctima presente signos de violencia sexual de cualquier tipo;<text:s/></text:p>
            <text:p>II. A la víctima se le hayan infligido lesiones o mutilaciones infamantes o degradantes, previas o<text:s/></text:p>
            <text:p>posteriores a la privación de la vida o actos de necrofilia;<text:s/></text:p>
            <text:p>III. Existan antecedentes o datos de cualquier tipo de violencia en el ámbito familiar, laboral o<text:s/></text:p>
            <text:p>escolar, del sujeto activo en contra de la víctima;<text:s/></text:p>
            <text:p>IV. Haya existido entre el activo y la víctima una relación sentimental, afectiva o de confianza;<text:s/></text:p>
            <text:p>V. Existan datos que establezcan que hubo amenazas relacionadas con el hecho delictuoso, acoso o lesiones del sujeto activo en contra de la víctima;<text:s/></text:p>
            <text:p>VI. La víctima haya sido incomunicada, cualquiera que sea el tiempo previo a la privación de la vida;<text:s/></text:p>
            <text:p>VII. El cuerpo de la víctima sea expuesto o exhibido en un lugar público.<text:s/></text:p>
            <text:p/>
          </table:table-cell>
          <table:table-cell office:value-type="string" table:style-name="ce25">
            <text:p><text:s/>cuarenta a sesenta años de prisión y de quinientos a mil días multa.<text:s/></text:p>
            <text:p><text:s/></text:p>
            <text:p/>
            <text:p/>
          </table:table-cell>
          <table:table-cell office:value-type="string" table:style-name="ce25">
            <text:p>Prisión, multa y perda de derechos.<text:s/></text:p>
            <text:p><text:s/></text:p>
            <text:p><text:s/>" el sujeto activo perderá todos los derechos con relación a la víctima, incluidos los de carácter sucesorio.<text:s/></text:p>
            <text:p><text:s/></text:p>
            <text:p><text:s/>" Al servidor público: "además será destituido e inhabilitado de tres a diez años para desempeñar otro empleo, cargo o comisión públicos. "</text:p>
          </table:table-cell>
          <table:table-cell office:value-type="string" table:style-name="ce3">
            <text:p>Regime Fechado</text:p>
          </table:table-cell>
          <table:table-cell office:value-type="string" table:style-name="ce25">
            <text:p>En caso de que no se acredite el feminicidio, se aplicarán las reglas del homicidio.<text:s/></text:p>
            <text:p><text:s/></text:p>
            <text:p>Al servidor público que retarde o entorpezca maliciosamente o por negligencia la procuración o administración de justicia se le impondrá pena de prisión de tres a ocho años y de quinientos a mil quinientos días multa, además será destituido e inhabilitado de tres a diez años para desempeñar otro empleo, cargo o comisión públicos.<text:s/></text:p>
            <text:p/>
          </table:table-cell>
          <table:table-cell table:style-name="ce25"/>
          <table:table-cell table:number-columns-repeated="3" table:style-name="ce3"/>
          <table:table-cell office:value-type="string" table:style-name="ce4">
            <text:p>Modificação do código penal: Retirado do site oficial do Banco do méxico - http://www.banxico.org.mx/billetes-y-monedas/disposiciones/legislacion/%7B87363FCC-E044-A812-ED4D-2661BD17DE06%7D.pdf</text:p>
          </table:table-cell>
          <table:table-cell table:number-columns-repeated="16371"/>
        </table:table-row>
        <table:table-row table:style-name="ro18">
          <table:table-cell office:value-type="string" table:style-name="ce3">
            <text:p>NICARAGUA</text:p>
          </table:table-cell>
          <table:table-cell office:value-type="string" table:style-name="ce25">
            <text:p>Ley Nº.779 - Ley Integral Contra la Violencia hacia las Mujeres y de Reformas a la Ley nº.641, "Código Penal".<text:s/></text:p>
          </table:table-cell>
          <table:table-cell office:value-type="string" table:style-name="ce24">
            <text:p>Art. 138 Homicidio<text:s/></text:p>
            <text:p>Quien prive de la vida a otro será sancionado con pena de diez a quince años<text:s/></text:p>
            <text:p>de prisión.<text:s/></text:p>
            <text:p/>
            <text:p>Art. 139 Parricidio<text:s/></text:p>
            <text:p>Quien, a sabiendas del vínculo que lo une, prive de la vida a su ascendiente,<text:s/></text:p>
            <text:p>descendiente, hermano, cónyuge o conviviente en unión de hecho estable,<text:s/></text:p>
            <text:p>será sancionado con una pena de quince a veinte años de prisión.<text:s/></text:p>
            <text:p>Si concurriera alguna de las circunstancias de asesinato, la pena será de<text:s/></text:p>
            <text:p>veinte a veinticinco años de prisión.<text:s/></text:p>
            <text:p/>
            <text:p>Art. 140 Asesinato<text:s/></text:p>
            <text:p>El que prive de la vida a otro concurriendo alguna de las circunstancias<text:s/></text:p>
            <text:p>siguientes:<text:s/></text:p>
            <text:p>a) Alevosía;<text:s/></text:p>
            <text:p>b) Ensañamiento;<text:s/></text:p>
            <text:p>c) Precio, recompensa o promesa remuneratoria.<text:s/></text:p>
            <text:p>Se le impondrá una pena de quince a veinte años de prisión.<text:s/></text:p>
            <text:p>Cuando concurran dos o más de las circunstancias señaladas en este artículo,<text:s/></text:p>
            <text:p>el responsable de asesinato será penado con prisión de veinte a treinta años.</text:p>
            <text:p/>
          </table:table-cell>
          <table:table-cell office:value-type="string" table:style-name="ce26">
            <text:p>Quien, a sabiendas del vínculo que lo une, prive de la vida a su ascendiente,<text:s/></text:p>
            <text:p>descendiente, hermano, cónyuge o conviviente en unión de hecho estable</text:p>
          </table:table-cell>
          <table:table-cell office:value-type="string" table:style-name="ce25">
            <text:p>será sancionado con una pena de quince a veinte años de prisión.<text:s/></text:p>
          </table:table-cell>
          <table:table-cell office:value-type="string" table:style-name="ce3">
            <text:p>prision</text:p>
          </table:table-cell>
          <table:table-cell office:value-type="string" table:style-name="ce3">
            <text:p>Regime Fechado</text:p>
          </table:table-cell>
          <table:table-cell office:value-type="string" table:style-name="ce25">
            <text:p>Si concurriera alguna de las circunstancias de asesinato, la pena será de<text:s/></text:p>
            <text:p>veinte a veinticinco años de prisión.<text:s/></text:p>
          </table:table-cell>
          <table:table-cell table:style-name="ce25"/>
          <table:table-cell office:value-type="string" table:style-name="ce26">
            <text:p>Art. 40.Ejercicio de la acción penal</text:p>
            <text:p>El Ministerio Público debe ejercer la acción penal en todos los delitos señalados</text:p>
            <text:p>en la presente .<text:s/></text:p>
            <text:p><text:s text:c="2"/></text:p>
            <text:p><text:s text:c="4"/>Ley.Art. 41. Víctima menor de edad</text:p>
            <text:p>Cuando la víctima fuere menor de edad o discapacitado, los hechos podrán ser</text:p>
            <text:p>denunciados por sus representantes legales,<text:s/></text:p>
            <text:p><text:s text:c="2"/></text:p>
            <text:p>Art. 42. Acompañamiento a las víctimas en el proceso<text:s/></text:p>
            <text:p><text:s text:c="3"/></text:p>
            <text:p><text:s text:c="2"/>Art. 43. De la protección de datos y las limitaciones a la publicidad<text:s/></text:p>
            <text:p><text:s text:c="2"/></text:p>
            <text:p>Art. 44. Anticipo jurisdiccional de prueba</text:p>
            <text:p><text:s/></text:p>
            <text:p><text:s text:c="2"/>Art. 45. Investigación corporal<text:s/></text:p>
            <text:p><text:s text:c="3"/></text:p>
            <text:p><text:s text:c="2"/>Art. 46. Prohibición de la mediación<text:s/></text:p>
            <text:p><text:s text:c="3"/></text:p>
            <text:p><text:s text:c="2"/>Art. 47. Derecho a ejercer acción civil</text:p>
          </table:table-cell>
          <table:table-cell office:value-type="string" table:style-name="ce26">
            <text:p>Art 3º. Lei nº 779. Políticas públicas de protección integral hacia la víctima de violencia</text:p>
            <text:p>El Estado a través del órgano competente debe:</text:p>
            <text:p>a) Garantir el acceso a los servicios e la justicia</text:p>
            <text:p>b) campañas de difusión, sensibilización y concientización sobre la violencia<text:s/></text:p>
            <text:p>c) prevención de la violencia y de erradicación de la discriminación de género;<text:s/></text:p>
            <text:p>d) Garantizar recursos para asegurar las políticas</text:p>
            <text:p>e) Generar y reforzar los estándares mínimos<text:s/></text:p>
            <text:p>f) Promover la participación de las entidades, asociaciones y ongs<text:s/></text:p>
            <text:p>g) Fomentar la capacitación de las y los operadores de justicia,</text:p>
            <text:p>h) Fomentar la capacitación de las y los funcionarios de la Comisaría de la Mujer y Niñez, y del MP.</text:p>
            <text:p>i) Establecer medidas de protección de emergencia y cautelares.</text:p>
            <text:p>j) línea telefónica gratuita y accesible conectada a las instancias</text:p>
            <text:p>policiales y al Ministerio Público<text:s/></text:p>
            <text:p><text:s text:c="3"/></text:p>
            <text:p><text:s text:c="2"/>Art. 51. Creación de la Comisión Nacional Interinstitucional de Lucha Contra la</text:p>
            <text:p>Violencia Hacia la Mujer</text:p>
            <text:p/>
          </table:table-cell>
          <table:table-cell office:value-type="string" table:style-name="ce25">
            <text:p/>
            <text:p>Art. 4. Principios rectores de la Ley</text:p>
            <text:p>a) Principio de acceso a la justicia;<text:s/></text:p>
            <text:p>b) Principio de celeridad ;</text:p>
            <text:p>c) Principio de concentración;</text:p>
            <text:p>d) Principio de coordinación interinstitucional;</text:p>
            <text:p>e) Principio de igualdad real;</text:p>
            <text:p>f) Principio de integralidade;</text:p>
            <text:p>g) Principio de la debida diligencia del Estado;</text:p>
            <text:p>h) Principio del interés superior del niño;</text:p>
            <text:p>i) Principio de no discriminación;</text:p>
            <text:p>j) Principio de no victimización secundaria;</text:p>
            <text:p>k) Principio de no violência;</text:p>
            <text:p>l) Principio de plena igualdad de género;</text:p>
            <text:p>m) Principio de protección a las víctimas;</text:p>
            <text:p>n) Principio de publicidade;</text:p>
            <text:p>ñ) Principio de resarcimiento;</text:p>
            <text:p/>
          </table:table-cell>
          <table:table-cell office:value-type="string" table:style-name="ce4">
            <text:p>Retirado da Assembléia legislativa da Nicaragua: http://legislacion.asamblea.gob.ni/SILEG/Iniciativas.nsf/0/8f45bac34395458c062578320075bde4/$FILE/Ley%20No.%20779%20Ley%20Integral%20contra%20la%20Violencia.pdf</text:p>
          </table:table-cell>
          <table:table-cell table:number-columns-repeated="16371"/>
        </table:table-row>
        <table:table-row table:style-name="ro19">
          <table:table-cell office:value-type="string" table:style-name="ce22">
            <text:p>PANAMÁ</text:p>
          </table:table-cell>
          <table:table-cell office:value-type="string" table:style-name="ce25">
            <text:p>Ley <text:s/>Nº82</text:p>
            <text:p/>
          </table:table-cell>
          <table:table-cell office:value-type="string" table:style-name="ce24">
            <text:p>Artículo 42-A. No podrán invocarse costumbres o<text:s/></text:p>
            <text:p>tradiciones culturales o religiosas para impedir la<text:s/></text:p>
            <text:p>investigación penal ni como eximentes de culpabilidad<text:s/></text:p>
            <text:p>para perpetrar, infligir, consentir, promover, instigar<text:s text:c="2"/></text:p>
            <text:p/>
            <text:p>"Artículo 132-A. Quien cause la muerte a una mujer, en cualquiera de<text:s/></text:p>
            <text:p>las siguientes circunstancias, será sancionado con pena de veinticinco hasta treinta años de prisión:<text:s/></text:p>
            <text:p>l. <text:s text:c="2"/>Cuando exista una relación de pareja o hubiere intentado infructuosamente establecer o restablecer una relación de esta naturaleza o de intimidad afectiva o existan vínculos de parentesco con la víctima.<text:s/></text:p>
            <text:p>2. <text:s text:c="2"/>Cuando exista relación de confianza con la víctima o de carácter laboral docente o cualquiera que implique subordinación o superioridad.<text:s/></text:p>
            <text:p>3. <text:s text:c="2"/>Cuando el hecho se comete en presencia de los hijos o hijas de la víctima.<text:s/></text:p>
            <text:p>4. <text:s text:c="2"/>Cuando el autor se hubiere aprovechado de cualquier condición de riesgo o vulnerabilidad fisica o psíquica de la víctima.<text:s/></text:p>
            <text:p>5. Como resultado de ritos grupales o por venganza.</text:p>
            <text:p>6. <text:s text:c="2"/>Por el menosprecio o abuso del cuerpo de la víctima, para satisfacción de instintos sexuales o la comisión de actos de mutilación genital o cualquier otro tipo de mutilación.<text:s/></text:p>
            <text:p>7. <text:s text:c="2"/>Cuando el cuerpo de la víctima sea expuesto, depositado o arrojado en un lugar público o privado o cuando la misma haya sido incomunicada, cualquiera que sea el tiempo, previo a su fallecimiento.<text:s/></text:p>
            <text:p>8. Para encubrir una violación.<text:s/></text:p>
            <text:p>9. Cuando la víctima se encontrare en estado de gravidez.<text:s/></text:p>
            <text:p>10. Por cualquier móvil generado por razón de su condición de mujer<text:s text:c="2"/></text:p>
            <text:p/>
            <text:p/>
            <text:p>Artículo 135. Quien induzca o ayude a otro a suicidarse incurrirá en<text:s/></text:p>
            <text:p>prisión de uno a cinco años, si el suicidio se cumple. La pena será de doce a quince años cuando este delito se cometiere en contra de una mujer por el sólo hecho de ser mujer. <text:s/>Artículo 138-A. Quien incurra en violencia psicológica mediante el uso<text:s/></text:p>
            <text:p>de amenazas, intimidación, chantaje, persecución o acoso contra una<text:s/></text:p>
            <text:p>mujer o la obligue a hacer o dejar de hacer, tolerar explotación,<text:s/></text:p>
            <text:p>desprecio, rechazo, insultos, amenazas, exigencias de obediencia o<text:s/></text:p>
            <text:p>sumisión, humillaciones o vejaciones, aislamiento o cualesquiera otras<text:s/></text:p>
            <text:p>conductas semejantes, será sancionado con prisión de cinco a ocho años.<text:s/></text:p>
            <text:p>Si las conductas descritas en el párrafo anterior producen daño psíquico, la pena se aumentará de una tercera a la mitad del máximo de la pena.</text:p>
            <text:p/>
            <text:p>Artículo 178. Quien hostigue, aceche o discrimine sexualmente a<text:s/></text:p>
            <text:p>una persona con quien tiene un vínculo laboral, escolar o religioso,<text:s/></text:p>
            <text:p>independientemente de la relación jerárquica, será sancionado con<text:s/></text:p>
            <text:p>pena de dos a cuatro años de prisión.<text:s/></text:p>
            <text:p>Se agravará la pena de cuatro a seis años de prisión en los siguientes<text:s/></text:p>
            <text:p>casos:<text:s/></text:p>
            <text:p>l. Si la víctima es una mujer.<text:s/></text:p>
            <text:p>2. Si la víctima no hubiera cumplido dieciocho años de edad.<text:s/></text:p>
            <text:p>3. Si el autor cometiera el hecho abusando de su posición.</text:p>
            <text:p/>
            <text:p>Artículo 200. Quien hostigue o agreda fisica, psicológica o<text:s/></text:p>
            <text:p>patrimonialmente a otro miembro de la familia será sancionado con<text:s/></text:p>
            <text:p>pnSlOn de cinco a ocho años y tratamiento terapéutico<text:s/></text:p>
            <text:p>multidisciplinario en un centro de salud estatal o particular que cuente con atención especializada, siempre que la conducta no constituya delitos sancionados con pena mayor.</text:p>
            <text:p>Artículo 214-A. Será sancionado con pena de cinco a ocho años de<text:s/></text:p>
            <text:p>prisión, quien cometa violencia económica contra una mujer, incurriendo<text:s/></text:p>
            <text:p>en cualquiera de las siguientes conductas:<text:s/></text:p>
            <text:p>1. <text:s text:c="2"/>Menoscabe, limite o restrinja la libre disposición de sus bienes o<text:s/></text:p>
            <text:p>derechos patrimoniales.<text:s/></text:p>
            <text:p>2. Obligue a una mujer a suscribir documentos que afecten, limiten,<text:s/></text:p>
            <text:p>restrinjan su patrimonio o 10 pongan en riesgo, o que 10 eximan de<text:s/></text:p>
            <text:p>responsabilidad económica.<text:s/></text:p>
            <text:p>3. <text:s text:c="2"/>Destruya u oculte documentos justificativos de dominio o de<text:s/></text:p>
            <text:p>identificación personal o bienes, objetos personales o instrumentos de trabajo que le sean indispensables para ejecutar sus actividades<text:s/></text:p>
            <text:p>económicas.</text:p>
            <text:p/>
            <text:p>Artículo 137. Cuando la lesión se produzca como consecuencia del uso de arma de fuego en un lugar público o de tránsito habitual de personas o aledaño a zonas residenciales, por motivos ntrascendentes o a fin de facilitar otro hecho punible, como derivación de hechos de violencia doméstica, cuando se produzca a un servidor público en ejercicio de sus funciones o por motivo de estas, cuando la lesión se haya causado con la finalidad de extraer un órgano vital a la víctima o cuando la lesión se infiere a una mujer por el solo hecho de ser mujer, la prisión será de doce a quince años.<text:s/></text:p>
          </table:table-cell>
          <table:table-cell office:value-type="string" table:style-name="ce26">
            <text:p>Quien cause la muerte a una mujer, en cualquiera de<text:s/></text:p>
            <text:p>las siguientes circunstancias:</text:p>
            <text:p>l. <text:s text:c="2"/>Cuando exista una relación de pareja o hubiere intentado infructuosamente establecer o restablecer una relación de esta naturaleza o de intimidad afectiva o existan vínculos de parentesco con la víctima.<text:s/></text:p>
            <text:p>2. <text:s text:c="2"/>Cuando exista relación de confianza con la víctima o de carácter laboral docente o cualquiera que implique subordinación o superioridad.<text:s/></text:p>
            <text:p>3. <text:s text:c="2"/>Cuando el hecho se comete en presencia de los hijos o hijas de la víctima.<text:s/></text:p>
            <text:p>4. <text:s text:c="2"/>Cuando el autor se hubiere aprovechado de cualquier condición de riesgo o vulnerabilidad fisica o psíquica de la víctima.<text:s/></text:p>
            <text:p>5. Como resultado de ritos grupales o por venganza.</text:p>
            <text:p>6. <text:s text:c="2"/>Por el menosprecio o abuso del cuerpo de la víctima, para satisfacción de instintos sexuales o la comisión de actos de mutilación genital o cualquier otro tipo de mutilación.<text:s/></text:p>
            <text:p>7. <text:s text:c="2"/>Cuando el cuerpo de la víctima sea expuesto, depositado o arrojado en un lugar público o privado o cuando la misma haya sido incomunicada, cualquiera que sea el tiempo, previo a su fallecimiento.<text:s/></text:p>
            <text:p>8. Para encubrir una violación.<text:s/></text:p>
            <text:p>9. Cuando la víctima se encontrare en estado de gravidez.<text:s/></text:p>
            <text:p>10. Por cualquier móvil generado por razón de su condición de mujer</text:p>
            <text:p/>
          </table:table-cell>
          <table:table-cell office:value-type="string" table:style-name="ce25">
            <text:p><text:s/>pena de veinticinco hasta treinta años de prisión</text:p>
          </table:table-cell>
          <table:table-cell office:value-type="string" table:style-name="ce3">
            <text:p>prision</text:p>
          </table:table-cell>
          <table:table-cell office:value-type="string" table:style-name="ce3">
            <text:p>Regime Fechado</text:p>
          </table:table-cell>
          <table:table-cell table:number-columns-repeated="2" table:style-name="ce25"/>
          <table:table-cell office:value-type="string" table:style-name="ce26">
            <text:p>Artículo 42-A. No podrán invocarse costumbres o<text:s/></text:p>
            <text:p>tradiciones culturales o religiosas para impedir la<text:s/></text:p>
            <text:p>investigación penal ni como eximentes de culpabilidad<text:s/></text:p>
            <text:p>para perpetrar, infligir, consentir, promover, instigar <text:s/>.<text:s/></text:p>
            <text:p><text:s text:c="3"/>.<text:s/></text:p>
            <text:p><text:s text:c="2"/>Artículo 333. Medidas especiales de protección a la víctima de violencia<text:s/></text:p>
            <text:p>doméstica y otros delitos.<text:s/></text:p>
            <text:p>1.<text:s/></text:p>
            <text:p>2. ()rdenar que el presunto agresor por violencia doméstica utilice<text:s/></text:p>
            <text:p>cualquier instrumento de seguridad con receptor en la víctima, mientras dure<text:s/></text:p>
            <text:p>el proceso, conminándolo a que no se acerque a la misma a menos de<text:s/></text:p>
            <text:p>doscientos metros. En el caso de que se incumpla esta orden, se ordenará la<text:s/></text:p>
            <text:p>detención del presunto agresor mientras dure el proceso. Ante la imposición<text:s/></text:p>
            <text:p>de esta medida, la víctima será siempre informada del riesgo que implica para<text:s/></text:p>
            <text:p>su vida el acercarse a menos de doscientos metros del presunto agresor. <text:s/>.<text:s/></text:p>
            <text:p><text:s text:c="2"/></text:p>
            <text:p>Artículo 49. El funcionario público o personal al servicio del Estado que a sabiendas de la<text:s/></text:p>
            <text:p>comisión de un delito no lo denuncie, será sometido a un proceso disciplinario.<text:s/></text:p>
            <text:p>En caso de denunciarse y no acreditarse la comisión del delito, quedará exento de cualquier<text:s/></text:p>
            <text:p>responsabilidad legal por razón de la denuncia de que trata este artículo, excepto cuando se<text:s/></text:p>
            <text:p>configuren los delitos de calumnia o injuria. .<text:s/></text:p>
            <text:p><text:s text:c="3"/></text:p>
            <text:p>Artículo 50. En los casos de violencia sexual, la denuncia podrá ser efectuada por la mujer<text:s/></text:p>
            <text:p>que la haya padecido o por tercera persona. Cuando la denuncia la efectúe un tercero se<text:s/></text:p>
            <text:p>citará a la mujer para que la ratifique. La autoridad judicial competente tomará las medidas<text:s/></text:p>
            <text:p>necesarias para mantener la confidencialidad de la causa y continuará la investigación de<text:s/></text:p>
            <text:p>manera oficiosa. <text:s/>.<text:s/></text:p>
            <text:p><text:s text:c="2"/></text:p>
            <text:p>Artículo 51. En toda instancia del proceso se admitirá la presencia de un acompañante,<text:s/></text:p>
            <text:p>siempre que la mujer víctima de violencia lo solicite. Para proteger a la víctima deberá<text:s/></text:p>
            <text:p>solicitarse, desde el inicio de la investigación judicial, las medidas necesarias de protección<text:s/></text:p>
            <text:p>previstas en la ley, así como la asistencia legal gratuita a la víctima y sus familiares<text:s/></text:p>
            <text:p>mediante los servicios de defensoría pública, para garantizar el efectivo ejercicio de sus<text:s/></text:p>
            <text:p>derechos. <text:s/>.<text:s/></text:p>
            <text:p><text:s text:c="2"/></text:p>
            <text:p>Artículo 52. El Estado, de acuerdo con convenios internacionales sobre derechos hunlanos<text:s/></text:p>
            <text:p>ratificados por la República de Panamá, será solidariamente responsable por la acción u<text:s/></text:p>
            <text:p>omisión en que incurran personal al servicio del Estado que obstaculicen, retarden o<text:s/></text:p>
            <text:p>nieguen el cumplimiento de las sanciones previstas en esta Ley, y podrá ejercer contra estos<text:s/></text:p>
            <text:p>la acción de repetición si resultara condenado, sin perjuicio de las responsabilidades<text:s/></text:p>
            <text:p>administrativas o civiles.<text:s/></text:p>
          </table:table-cell>
          <table:table-cell office:value-type="string" table:style-name="ce26">
            <text:p>Capítulo IX<text:s/></text:p>
            <text:p>Creación de Unidades, Estructuras y Jurisdicciones Especializadas <text:s/>.<text:s/></text:p>
            <text:p><text:s text:c="4"/>.<text:s/></text:p>
            <text:p><text:s text:c="3"/>Capítulo XII<text:s/></text:p>
            <text:p>Medidas de Protección a las Víctimas <text:s/>.<text:s/></text:p>
            <text:p><text:s text:c="4"/>.<text:s/></text:p>
            <text:p><text:s text:c="3"/>Capitulo V<text:s/></text:p>
            <text:p>Comité Nacional de Asesoría, Seguimiento y Fiscalización de las Politicas Públicas en materia de Violencia contra la Mujer</text:p>
            <text:p><text:s text:c="4"/>.<text:s/></text:p>
            <text:p><text:s text:c="4"/>. <text:s/>Capítulo VI<text:s/></text:p>
            <text:p>Polfticas Públicas de Sensibilización, Prevención y Atención</text:p>
          </table:table-cell>
          <table:table-cell office:value-type="string" table:style-name="ce25">
            <text:p>Artículo 5. Responsabilidad,</text:p>
            <text:p>Artículo 6. Integralidad,<text:s/></text:p>
            <text:p>Artículo 7. Autonomía,<text:s/></text:p>
            <text:p><text:s/>Artículo 8. Coordinación,</text:p>
            <text:p>Artículo 9. Atención diferenciada,</text:p>
            <text:p>Artículo 10. Igualdad en el ingresso,</text:p>
            <text:p>Artículo 11. Igualdad de respeto,<text:s/></text:p>
            <text:p>Artículo 12. No discriminación.</text:p>
            <text:p/>
          </table:table-cell>
          <table:table-cell office:value-type="string" table:style-name="ce4">
            <text:p>http://www.mef.gob.pa/es/direcciones/oficinaInstitucionalRecursosHumanos/Documents/Ley%20del%20Femicidio.pdf</text:p>
          </table:table-cell>
          <table:table-cell table:number-columns-repeated="16371"/>
        </table:table-row>
        <table:table-row table:style-name="ro20">
          <table:table-cell office:value-type="string" table:number-columns-spanned="1" table:number-rows-spanned="3" table:style-name="ce36">
            <text:p>PERÚ</text:p>
          </table:table-cell>
          <table:table-cell office:value-type="string" table:style-name="ce3">
            <text:p>Ley Nº.29819</text:p>
          </table:table-cell>
          <table:table-cell office:value-type="string" table:number-columns-spanned="1" table:number-rows-spanned="3" table:style-name="ce37">
            <text:p/>
            <text:p><text:s text:c="5"/>Homicidio Simple</text:p>
            <text:p><text:s text:c="5"/>Artículo 106.- El que mata a otro será reprimido con pena privativa de libertad no menor de seis ni mayor de veinte años.</text:p>
            <text:p><text:s text:c="5"/></text:p>
            <text:p><text:s text:c="5"/>Parricidio</text:p>
            <text:p><text:s text:c="5"/>Artículo 107.- El que, a sabiendas, mata a su ascendiente, descendiente, natural o adoptivo, o a su cónyuge o concubino, será reprimido con pena privativa de libertad no menor de quince años. (*)</text:p>
            <text:p>(*) Artículo modificado por el Artículo Único de la Ley Nº 29819, publicada el 27 diciembre 2011, en los términos siguientes:</text:p>
            <text:p/>
            <text:p><text:s text:c="5"/>“Artículo 107. Parricidio / Feminicidio</text:p>
            <text:p><text:s text:c="5"/>El que, a sabiendas, mata a su ascendiente, descendiente, natural o adoptivo, o a quien es o ha sido su cónyuge, su conviviente, o con quien esté sosteniendo o haya sostenido una relación análoga será reprimido con pena privativa de libertad no menor de quince años.</text:p>
            <text:p><text:s text:c="5"/>La pena privativa de libertad será no menor de veinticinco años, cuando concurran cualquiera de las circunstancias agravantes previstas en los numerales 1, 2, 3 y 4 del artículo 108.</text:p>
            <text:p><text:s text:c="5"/>Si la víctima del delito descrito es o ha sido la cónyuge o la conviviente del autor, o estuvo ligada a él por una relación análoga el delito tendrá el nombre de feminicidio.”(*)</text:p>
            <text:p>(*) Artículo modificado por el Artículo 1 de la Ley Nº 30068, publicada el 18 julio 2013, cuyo texto es el siguiente:</text:p>
            <text:p/>
            <text:p><text:s text:c="5"/>“Artículo 107.- Parricidio</text:p>
            <text:p><text:s text:c="5"/>El que, a sabiendas, mata a su ascendiente, descendiente, natural o adoptivo, o a una persona con quien sostiene o haya sostenido una relación conyugal o de convivencia, será reprimido con pena privativa de libertad no menor de quince años.</text:p>
            <text:p><text:s text:c="5"/>La pena privativa de libertad será no menor de veinticinco años, cuando concurra cualquiera de las circunstancias agravantes previstas en los numerales 1, 2, 3 y 4 del artículo 108.”</text:p>
            <text:p/>
            <text:p><text:s text:c="10"/>Homicidio Simple</text:p>
            <text:p><text:s text:c="5"/>Artículo 106.- El que mata a otro será reprimido con pena privativa de libertad no menor de seis ni mayor de veinte años.</text:p>
            <text:p><text:s text:c="5"/></text:p>
            <text:p><text:s text:c="5"/>Parricidio</text:p>
            <text:p><text:s text:c="5"/>Artículo 107.- El que, a sabiendas, mata a su ascendiente, descendiente, natural o adoptivo, o a su cónyuge o concubino, será reprimido con pena privativa de libertad no menor de quince años. (*)</text:p>
            <text:p>(*) Artículo modificado por el Artículo Único de la Ley Nº 29819, publicada el 27 diciembre 2011, en los términos siguientes:</text:p>
            <text:p/>
            <text:p><text:s text:c="5"/>“Artículo 107. Parricidio / Feminicidio</text:p>
            <text:p><text:s text:c="5"/>El que, a sabiendas, mata a su ascendiente, descendiente, natural o adoptivo, o a quien es o ha sido su cónyuge, su conviviente, o con quien esté sosteniendo o haya sostenido una relación análoga será reprimido con pena privativa de libertad no menor de quince años.</text:p>
            <text:p><text:s text:c="5"/>La pena privativa de libertad será no menor de veinticinco años, cuando concurran cualquiera de las circunstancias agravantes previstas en los numerales 1, 2, 3 y 4 del artículo 108.</text:p>
            <text:p><text:s text:c="5"/>Si la víctima del delito descrito es o ha sido la cónyuge o la conviviente del autor, o estuvo ligada a él por una relación análoga el delito tendrá el nombre de feminicidio.”(*)</text:p>
            <text:p>(*) Artículo modificado por el Artículo 1 de la Ley Nº 30068, publicada el 18 julio 2013, cuyo texto es el siguiente:</text:p>
            <text:p/>
            <text:p><text:s text:c="5"/>“Artículo 107.- Parricidio</text:p>
            <text:p><text:s text:c="5"/>El que, a sabiendas, mata a su ascendiente, descendiente, natural o adoptivo, o a una persona con quien sostiene o haya sostenido una relación conyugal o de convivencia, será reprimido con pena privativa de libertad no menor de quince años.</text:p>
            <text:p><text:s text:c="5"/>La pena privativa de libertad será no menor de veinticinco años, cuando concurra cualquiera de las circunstancias agravantes previstas en los numerales 1, 2, 3 y 4 del artículo 108.”</text:p>
            <text:p/>
            <text:p><text:s text:c="10"/>Artículo 108.- Homicidio calificado-asesinato</text:p>
            <text:p><text:s text:c="5"/>Será reprimido con pena privativa de libertad no menor de quince años el que mate a otro concurriendo cualquiera de las circunstancias siguientes:</text:p>
            <text:p><text:s text:c="5"/>1. Por ferocidad, por lucro o por placer;</text:p>
            <text:p><text:s text:c="5"/>2. Para facilitar u ocultar otro delito;</text:p>
            <text:p><text:s text:c="5"/>3. Con gran crueldad o alevosía;</text:p>
            <text:p><text:s text:c="5"/>4. Por fuego, explosión, veneno o por cualquier otro medio capaz de poner en peligro la vida o salud de otras personas."</text:p>
            <text:p>CONCORDANCIAS: <text:s text:c="4"/>D.S. Nº 015-2003-JUS, Art. 210.5 (Aprueban el Reglamento del Código de Ejecución Penal)</text:p>
            <text:p><text:s text:c="15"/>Ley Nº 30077, Arts. 3 (Delitos comprendidos) y 24 (Prohibición de beneficios penitenciarios)</text:p>
            <text:p/>
            <text:p><text:s text:c="5"/>“Artículo 108-B.- Feminicidio<text:s/></text:p>
            <text:p>Será reprimido con pena privativa de libertad no menor de quince años el que mata a una mujer por su condición de tal, en cualquiera de los siguientes contextos:</text:p>
            <text:p><text:s text:c="5"/>1. Violencia familiar;</text:p>
            <text:p><text:s text:c="5"/>2. Coacción, hostigamiento o acoso sexual;</text:p>
            <text:p><text:s text:c="5"/>3. Abuso de poder, confianza o de cualquier otra posición o relación que le confiera autoridad al agente;</text:p>
            <text:p><text:s text:c="5"/>4. Cualquier forma de discriminación contra la mujer, independientemente de que exista o haya existido una relación conyugal o de convivencia con el agente.</text:p>
            <text:p><text:s text:c="5"/>La pena privativa de libertad será no menor de veinticinco años, cuando concurra cualquiera de las siguientes circunstancias agravantes:</text:p>
            <text:p><text:s text:c="5"/>1. Si la víctima era menor de edad;</text:p>
            <text:p><text:s text:c="5"/>2. Si la víctima se encontraba en estado de gestación;</text:p>
            <text:p><text:s text:c="5"/>3. Si la víctima se encontraba bajo cuidado o responsabilidad del agente;</text:p>
            <text:p><text:s text:c="5"/>4. Si la víctima fue sometida previamente a violación sexual o actos de mutilación;</text:p>
            <text:p><text:s text:c="5"/>5. Si al momento de cometerse el delito, la víctima padeciera cualquier tipo de discapacidad;</text:p>
            <text:p><text:s text:c="5"/>6. Si la víctima fue sometida para fines de trata de personas;</text:p>
            <text:p><text:s text:c="5"/>7. Cuando hubiera concurrido cualquiera de las circunstancias agravantes establecidas en el artículo 108.</text:p>
            <text:p><text:s text:c="5"/>La pena será de cadena perpetua cuando concurran dos o más circunstancias agravantes.”(*)</text:p>
            <text:p>(*) Artículo incorporado por el Artículo 2 de la Ley Nº 30068, publicada el 18 julio 2013.</text:p>
            <text:p/>
          </table:table-cell>
          <table:table-cell office:value-type="string" table:number-columns-spanned="1" table:number-rows-spanned="3" table:style-name="ce37">
            <text:p>"el que mata a una mujer por su condición de tal, en cualquiera de los siguientes contextos:</text:p>
            <text:p><text:s text:c="5"/>1. Violencia familiar;</text:p>
            <text:p><text:s text:c="5"/>2. Coacción, hostigamiento o acoso sexual;</text:p>
            <text:p><text:s text:c="5"/>3. Abuso de poder, confianza o de cualquier otra posición o relación que le confiera autoridad al agente;</text:p>
            <text:p><text:s text:c="5"/>4. Cualquier forma de discriminación contra la mujer, independientemente de que exista o haya existido una relación conyugal o de convivencia con el agente."</text:p>
            <text:p/>
          </table:table-cell>
          <table:table-cell office:value-type="string" table:number-columns-spanned="1" table:number-rows-spanned="3" table:style-name="ce38">
            <text:p>no menor de quince años</text:p>
          </table:table-cell>
          <table:table-cell office:value-type="string" table:number-columns-spanned="1" table:number-rows-spanned="3" table:style-name="ce38">
            <text:p>Privativa de liberdad</text:p>
          </table:table-cell>
          <table:table-cell office:value-type="string" table:number-columns-spanned="1" table:number-rows-spanned="3" table:style-name="ce36">
            <text:p>Regime Fechado<text:s/></text:p>
          </table:table-cell>
          <table:table-cell office:value-type="string" table:number-columns-spanned="1" table:number-rows-spanned="3" table:style-name="ce37">
            <text:p>La pena privativa de libertad será no menor de veinticinco años, cuando concurra cualquiera de las siguientes circunstancias agravantes:</text:p>
            <text:p><text:s text:c="5"/>1. Si la víctima era menor de edad;</text:p>
            <text:p><text:s text:c="5"/>2. Si la víctima se encontraba en estado de gestación;</text:p>
            <text:p><text:s text:c="5"/>3. Si la víctima se encontraba bajo cuidado o responsabilidad del agente;</text:p>
            <text:p><text:s text:c="5"/>4. Si la víctima fue sometida previamente a violación sexual o actos de mutilación;</text:p>
            <text:p><text:s text:c="5"/>5. Si al momento de cometerse el delito, la víctima padeciera cualquier tipo de discapacidad;</text:p>
            <text:p><text:s text:c="5"/>6. Si la víctima fue sometida para fines de trata de personas;</text:p>
            <text:p><text:s text:c="5"/>7. Cuando hubiera concurrido cualquiera de las circunstancias agravantes establecidas en el artículo 108.</text:p>
            <text:p><text:s text:c="5"/>La pena será de cadena perpetua cuando concurran dos o más circunstancias agravantes.”(*)</text:p>
            <text:p/>
          </table:table-cell>
          <table:table-cell table:number-columns-spanned="1" table:number-rows-spanned="3" table:style-name="ce36"/>
          <table:table-cell table:style-name="ce3"/>
          <table:table-cell table:number-columns-spanned="1" table:number-rows-spanned="3" table:style-name="ce38"/>
          <table:table-cell table:number-columns-spanned="1" table:number-rows-spanned="3" table:style-name="ce38"/>
          <table:table-cell office:value-type="string" table:style-name="ce19">
            <text:p>Ley que modifica o artigo 107 do código penal, incorporando el feminicidio - retirado do site do Ministerio de Justicia y Derechos Humanos do Perú: http://www.flora.org.pe/observatorio/Norm_Nacio/Ley_incorpora_Feminicidio.pdf</text:p>
            <text:p/>
          </table:table-cell>
          <table:table-cell table:number-columns-repeated="16371"/>
        </table:table-row>
        <table:table-row table:style-name="ro21">
          <table:covered-table-cell/>
          <table:table-cell office:value-type="string" table:style-name="ce25">
            <text:p><text:s/>LEY Nº 3006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covered-table-cell/>
          <table:covered-table-cell/>
          <table:table-cell office:value-type="string" table:style-name="ce4">
            <text:p><text:s/>LEY Nº 30068 - LEY QUE INCORPORA EL ARTÍCULO 108-A AL CÓDIGO PENAL Y MODIFICA LOS ARTÍCULOS 107: http://www.flora.org.pe/observatorio/Norm_Nacio/LEY_30068.pdf</text:p>
          </table:table-cell>
          <table:table-cell table:number-columns-repeated="16371"/>
        </table:table-row>
        <table:table-row table:style-name="ro22">
          <table:covered-table-cell/>
          <table:table-cell office:value-type="string" table:style-name="ce30">
            <text:p>Decreto legislativo Nº 635 - Código penal Perua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covered-table-cell/>
          <table:covered-table-cell/>
          <table:table-cell office:value-type="string" table:style-name="ce31">
            <text:p>Código penal peruano retirado do site do Ministerio de Justicia y Derechos Humanos do Perú: http://spij.minjus.gob.pe/CLP/contenidos.dll?f=templates&amp;fn=default-codpenal.htm&amp;vid=Ciclope:CLPdemo</text:p>
          </table:table-cell>
          <table:table-cell table:number-columns-repeated="16371" table:style-name="ce14"/>
        </table:table-row>
        <table:table-row table:style-name="ro23">
          <table:table-cell office:value-type="string" table:style-name="ce27">
            <text:p>VENEZUELA</text:p>
          </table:table-cell>
          <table:table-cell office:value-type="string" table:style-name="ce28">
            <text:p>ley Orgánica sobre el Derecho de las Mujeres a una Vida Libre de Violencia</text:p>
          </table:table-cell>
          <table:table-cell office:value-type="string" table:style-name="ce32">
            <text:p>Artículo 57. FEMINICÍDIO - Cuando intencionalmente el cónyuge, excónyuge, concubino, exconcubino, persona con quien la víctima mantuvo vida marital, unión estable de hecho o relación de afectividad, con o sin convivencia, haya dado muerte a una mujer, la pena a imponer será de veinticinco a treinta años de prisión.<text:s/></text:p>
            <text:p/>
            <text:p>Incurre en femicidio no íntimo, aquel hombre que intencionalmente le haya dado muerte a la mujer, aprovechándose de una relación laboral, académica, profesional o cualquier otra que implique confianza, subordinación o superioridad, en menosprecio del cuerpo de la víctima para la satisfacción de instintos sexuales; la pena a imponer será que quince a veinte años de prisión.<text:s/></text:p>
            <text:p/>
            <text:p>Incurre en femicidio por conexión, aquel hombre que intencionalmente haya dado muerte a alguna mujer por estar ésta involucrada en el contexto como la trata, en las asociaciones delictivas, o, redes internacionales de industrias ilícitas, siendo sancionado con la pena de veinticinco a treinta años de prisión.<text:s/></text:p>
            <text:p>Inducción o ayuda al suicidio<text:s/></text:p>
            <text:p/>
            <text:p>Artículo 58. Quien induzca a una mujer al suicidio o le prestare ayuda a cometerlo será sancionado con prisión de tres a cinco años. Si el suicidio se consuma, el agente será sancionado con prisión de diez a quince años. En todos los supuestos anteriores será necesario acreditar que:<text:s/></text:p>
            <text:p>1. El agente se ha aprovechado de una condición de vulnerabilidad o condición física o psicológica en que se encontraba la víctima.<text:s/></text:p>
            <text:p>2. El agente se ha prevalido de una relación asimétrica de poder, que colocara a la mujer en situación de subordinación o vulnerabilidad, aprovechándose de las relaciones preexistentes o existentes.</text:p>
            <text:p/>
            <text:p>Circunstancias agravantes<text:s/></text:p>
            <text:p>Artículo 65. Serán circunstancias agravantes de los delitos previstos en esta Ley, las que se detallan a continuación, dando lugar a un incremento de la pena de un tercio a la mitad:<text:s/></text:p>
            <text:p>1. Penetrar en la residencia de la mujer agredida o en el lugar donde ésta habite, cuando la relación conyugal o marital de la mujer víctima de violencia con el acusado se encuentre en situación de separación de hecho o de derecho, o cuando el matrimonio haya sido disuelto mediante sentencia firme.<text:s/></text:p>
            <text:p>2. Penetrar en la residencia de la mujer víctima de violencia o en el lugar donde ésta habite, valiéndose del vínculo de consanguinidad o de afinidad.<text:s/></text:p>
            <text:p>3. Ejecutarlo con armas, objetos o instrumentos.<text:s/></text:p>
            <text:p>4. Ejecutarlo en perjuicio de una mujer embarazada.<text:s/></text:p>
            <text:p>5. Ejecutarlo en gavilla o con grupo de personas.<text:s/></text:p>
            <text:p>6. Si el autor del delito fuere un funcionario público en ejercicio de sus funciones.<text:s/></text:p>
            <text:p>7. Perpetrarlo en perjuicio de personas especialmente vulnerables, com discapacidad física o mental.<text:s/></text:p>
            <text:p>8. Que el acusado haya sido sancionado con sentencia definitivamente firme por la comisión de alguno de los delitos previstos en esta Ley.<text:s/></text:p>
            <text:p>9. Transmitir dolosamente a la mujer víctima de violencia infecciones o enfermedades que pongan en riesgo su salud.<text:s/></text:p>
            <text:p>10.Realizar acciones que priven a la víctima de la capacidad de discernir a consecuencia del empleo de medios fraudulentos o sustancias narcóticas o excitantes.</text:p>
            <text:p/>
          </table:table-cell>
          <table:table-cell office:value-type="string" table:style-name="ce5">
            <text:p>Cuando intencionalmente el cónyuge, excónyuge, concubino, exconcubino, persona con quien la víctima mantuvo vida marital, unión estable de hecho o relación de afectividad, con o sin convivencia, haya dado muerte a una muje</text:p>
          </table:table-cell>
          <table:table-cell office:value-type="string" table:style-name="ce29">
            <text:p>, la pena a imponer será de veinticinco a treinta años de prisión.</text:p>
          </table:table-cell>
          <table:table-cell office:value-type="string" table:style-name="ce3">
            <text:p>prision</text:p>
          </table:table-cell>
          <table:table-cell office:value-type="string" table:style-name="ce33">
            <text:p>Regime Fechado</text:p>
          </table:table-cell>
          <table:table-cell office:value-type="string" table:style-name="ce34">
            <text:p>Feminicidio</text:p>
            <text:p>Artículo 57. Cuando intencionalmente el cónyuge, excónyuge, concubino, exconcubino, persona con quien la víctima mantuvo vida marital, unión estable de hecho o relación de afectividad, con o sin convivencia, haya dado muerte a una mujer, la pena a imponer será de veinticinco a treinta años de prisión.<text:s/></text:p>
            <text:p>Incurre en femicidio no íntimo, aquel hombre que intencionalmente le haya dado muerte a la mujer, aprovechándose de una relación laboral, académica, profesional o cualquier otra que implique confianza, subordinación o superioridad, en menosprecio del cuerpo de la víctima para la satisfacción de instintos sexuales; la pena a imponer será que quince a veinte años de prisión.<text:s/></text:p>
            <text:p>Incurre en femicidio por conexión, aquel hombre que intencionalmente haya dado muerte a alguna mujer por estar ésta involucrada en el contexto como la trata, en las asociaciones delictivas, o, redes internacionales de industrias ilícitas, siendo sancionado con la pena de veinticinco a treinta años de prisión.<text:s/></text:p>
            <text:p>Inducción o ayuda al suicidio<text:s/></text:p>
            <text:p>Artículo 58. Quien induzca a una mujer al suicidio o le prestare ayuda a cometerlo será sancionado con prisión de tres a cinco años. Si el suicidio se consuma, el agente será sancionado con prisión de diez a quince años. En todos los supuestos anteriores será necesario acreditar que:<text:s/></text:p>
            <text:p>1. El agente se ha aprovechado de una condición de vulnerabilidad o condición física o psicológica en que se encontraba la víctima.<text:s/></text:p>
            <text:p>2. El agente se ha prevalido de una relación asimétrica de poder, que colocara a la mujer en situación de subordinación o vulnerabilidad, aprovechándose de las relaciones preexistentes o existentes.</text:p>
            <text:p/>
            <text:p>Circunstancias agravantes<text:s/></text:p>
            <text:p>Artículo 65. Serán circunstancias agravantes de los delitos previstos en esta Ley, las que se detallan a continuación, dando lugar a un incremento de la pena de un tercio a la mitad:<text:s/></text:p>
            <text:p>1. Penetrar en la residencia de la mujer agredida o en el lugar donde ésta habite, cuando la relación conyugal o marital de la mujer víctima de violencia con el acusado se encuentre en situación de separación de hecho o de derecho, o cuando el matrimonio haya sido disuelto mediante sentencia firme.<text:s/></text:p>
            <text:p>2. Penetrar en la residencia de la mujer víctima de violencia o en el lugar donde ésta habite, valiéndose del vínculo de consanguinidad o de afinidad.<text:s/></text:p>
            <text:p>3. Ejecutarlo con armas, objetos o instrumentos.<text:s/></text:p>
            <text:p>4. Ejecutarlo en perjuicio de una mujer embarazada.<text:s/></text:p>
            <text:p>5. Ejecutarlo en gavilla o con grupo de personas.<text:s/></text:p>
            <text:p>6. Si el autor del delito fuere un funcionario público en ejercicio de sus funciones.<text:s/></text:p>
            <text:p>7. Perpetrarlo en perjuicio de personas especialmente vulnerables, com discapacidad física o mental.<text:s/></text:p>
            <text:p>8. Que el acusado haya sido sancionado con sentencia definitivamente firme por la comisión de alguno de los delitos previstos en esta Ley.<text:s/></text:p>
            <text:p>9. Transmitir dolosamente a la mujer víctima de violencia infecciones o enfermedades que pongan en riesgo su salud.<text:s/></text:p>
            <text:p>10.Realizar acciones que priven a la víctima de la capacidad de discernir a consecuencia del empleo de medios fraudulentos o sustancias narcóticas o excitantes.</text:p>
            <text:p/>
          </table:table-cell>
          <table:table-cell table:style-name="ce35"/>
          <table:table-cell office:value-type="string" table:style-name="ce29">
            <text:p>Artículo 64. Se aplicarán supletoriamente las disposiciones del Código Penal y<text:s/></text:p>
            <text:p>Código Orgánico Procesal Penal, en cuanto no se opongan a las aquí previstas.<text:s/></text:p>
            <text:p>En los casos de femicidio e inducción o ayuda al suicidio señalados en los<text:s/></text:p>
            <text:p>artículos 57 y 58 de la presente Ley, la competencia corresponde a los Tribunales<text:s/></text:p>
            <text:p>especializados en materia de Violencia de Género, de conformidad con el<text:s/></text:p>
            <text:p>procedimiento especial aquí previsto. <text:s text:c="25"/>Sección Primera<text:s/></text:p>
            <text:p>de la Denuncia</text:p>
            <text:p>Sección Segunda</text:p>
            <text:p>De la Investigación</text:p>
            <text:p/>
            <text:p>Sección Tercera</text:p>
            <text:p>De la querela</text:p>
            <text:p/>
            <text:p>Sección Cuarta</text:p>
            <text:p>De las Medidas de Protección y de Seguridad</text:p>
            <text:p/>
            <text:p>Sección Sexta</text:p>
            <text:p>Del Procedimiento Especial</text:p>
            <text:p/>
            <text:p>Sección Séptima</text:p>
            <text:p>Del Juicio Oral</text:p>
            <text:p/>
          </table:table-cell>
          <table:table-cell office:value-type="string" table:style-name="ce29">
            <text:p>Capitulo IV</text:p>
            <text:p>De las Políticas de Prevención y Atención</text:p>
            <text:p>Artículo 17.- Programas</text:p>
            <text:p>Artículo 20.- Tipos: De prevención, De Sensibilización, Adiestramiento, formación y Capacitación, De Apoyo y Orientación, De Abrigo, Comunicacionales, Socio-educativos, Promoción y Defensa, <text:s/>Culturales.</text:p>
            <text:p>Artículo 21.- Atribuciones del Instituto Nacional de la Mujer</text:p>
            <text:p>Artículo 22.- Ejecución de programas y planes de capacitación del Tribunal Supremo de Justicia</text:p>
            <text:p>Artículo 23.- Ejecución de programas y planes de capacitación del Ministerio Público</text:p>
            <text:p>Artículo 24, 25 y 26- Obligación del Ministerio de Educación y Deportes</text:p>
            <text:p>Artículo 27.- Atribuciones del Ministerio de Salud</text:p>
            <text:p>Artículo 28.- Programa de prevención en medios de difusión masiva</text:p>
            <text:p>Artículo 30 y 31- Unidades de atención, tratamiento y prevención de hechos de violencia contra las mujeres</text:p>
            <text:p>Artículo 32.- Casas de Abrigo</text:p>
            <text:p/>
          </table:table-cell>
          <table:table-cell office:value-type="string" table:style-name="ce29">
            <text:p>Artículo 8.- Principios procesales. 1. Gratuidad: 2. Celeridad: 3. Inmediación: 4. Confidencialidad: 5. Oralidad: 6. Concentración: 8. Protección de las victimas:<text:s text:c="2"/></text:p>
            <text:p><text:s text:c="4"/></text:p>
            <text:p><text:s/>Artículo 2.- Principios rectores</text:p>
            <text:p>• <text:s/>Garantizar sus derechos y asegurar un acceso rápido a los servicios establecidos al efecto.</text:p>
            <text:p>• <text:s/>Fortalecer políticas de prevención<text:s/></text:p>
            <text:p>• <text:s/>Garantizar los derechos laborales</text:p>
            <text:p>• <text:s/>Fortalecer el marco penal y procesal.</text:p>
            <text:p>• <text:s/>asegurar la atención, prevención y erradicación<text:s/></text:p>
            <text:p>• <text:s/>Promover la participación y colaboración de las entidades, asociaciones y organizaciones<text:s/></text:p>
            <text:p>• <text:s/>Garantizar el principio de transversalidad<text:s/></text:p>
            <text:p>• <text:s/>Fomentar la especialización y la sensibilización de los colectivos profesionales<text:s/></text:p>
            <text:p>• <text:s/>Garantizar los recursos económicos, profesionales, tecnológicos, científicos<text:s/></text:p>
            <text:p>• <text:s/>Establecer y fortalecer medidas de seguridad<text:s/></text:p>
            <text:p/>
            <text:p>Artículo 10.- Supremacía de las normas de protección sobre <text:s/>la violencia contra las mujeres.</text:p>
            <text:p>Artículo 11.- Fuero.</text:p>
            <text:p>Artículo 12.- Preeminencia del Procedimiento Especial</text:p>
            <text:p>Artículo 13 - <text:s/>Intervención de Equipo Interdisciplinario</text:p>
            <text:p/>
            <text:p/>
          </table:table-cell>
          <table:table-cell office:value-type="string" table:style-name="ce29">
            <text:p>http://venezuela.unfpa.org/doumentos/Ley_mujer.pdf<text:s/></text:p>
            <text:p>http://www.asambleanacional.gob.ve/uploads/documentos/doc_5a96c59934ef9e2a6b4b8145b924e60f8659536d.pdf</text:p>
          </table:table-cell>
          <table:table-cell table:number-columns-repeated="16371" table:style-name="ce14"/>
        </table:table-row>
        <table:table-row table:style-name="ro24">
          <table:table-cell table:style-name="ce10"/>
          <table:table-cell table:style-name="ce6"/>
          <table:table-cell table:number-columns-repeated="2" table:style-name="ce20"/>
          <table:table-cell table:number-columns-repeated="2" table:style-name="ce15"/>
          <table:table-cell table:number-columns-repeated="4" table:style-name="ce7"/>
          <table:table-cell table:style-name="ce8"/>
          <table:table-cell table:style-name="ce7"/>
          <table:table-cell table:style-name="ce9"/>
          <table:table-cell table:number-columns-repeated="16371"/>
        </table:table-row>
        <table:table-row table:number-rows-repeated="8" table:style-name="ro24">
          <table:table-cell table:style-name="ce10"/>
          <table:table-cell table:style-name="ce6"/>
          <table:table-cell table:style-name="ce21"/>
          <table:table-cell table:style-name="ce20"/>
          <table:table-cell table:number-columns-repeated="2" table:style-name="ce15"/>
          <table:table-cell table:number-columns-repeated="4" table:style-name="ce7"/>
          <table:table-cell table:style-name="ce8"/>
          <table:table-cell table:style-name="ce7"/>
          <table:table-cell table:style-name="ce9"/>
          <table:table-cell table:number-columns-repeated="16371"/>
        </table:table-row>
        <table:table-row table:style-name="ro24">
          <table:table-cell table:number-columns-repeated="2"/>
          <table:table-cell table:style-name="ce21"/>
          <table:table-cell table:style-name="ce20"/>
          <table:table-cell table:number-columns-repeated="2" table:style-name="ce15"/>
          <table:table-cell table:number-columns-repeated="4" table:style-name="ce7"/>
          <table:table-cell table:style-name="ce8"/>
          <table:table-cell table:number-columns-repeated="16373"/>
        </table:table-row>
        <table:table-row table:style-name="ro24">
          <table:table-cell table:number-columns-repeated="2"/>
          <table:table-cell table:number-columns-repeated="2" table:style-name="ce20"/>
          <table:table-cell table:number-columns-repeated="2" table:style-name="ce15"/>
          <table:table-cell table:number-columns-repeated="4" table:style-name="ce7"/>
          <table:table-cell table:style-name="ce8"/>
          <table:table-cell table:number-columns-repeated="16373"/>
        </table:table-row>
        <table:table-row table:number-rows-repeated="2" table:style-name="ro24">
          <table:table-cell table:number-columns-repeated="2"/>
          <table:table-cell table:number-columns-repeated="2" table:style-name="ce7"/>
          <table:table-cell table:number-columns-repeated="2" table:style-name="ce15"/>
          <table:table-cell table:number-columns-repeated="4" table:style-name="ce7"/>
          <table:table-cell table:style-name="ce8"/>
          <table:table-cell table:number-columns-repeated="16373"/>
        </table:table-row>
        <table:table-row table:number-rows-repeated="1048540" table:style-name="ro2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arissa Chacon Przybylski</meta:initial-creator>
    <dc:creator>Gabriella Vieira Oliveira Goncalves</dc:creator>
    <meta:creation-date>2014-08-20T19:11:30Z</meta:creation-date>
    <dc:date>2016-03-15T19:46:14Z</dc:date>
  </office:meta>
</office:document-meta>
</file>